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ebeb25" officeooo:paragraph-rsid="00ebeb25"/>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officeooo:rsid="0126b9a3" officeooo:paragraph-rsid="0167c543" style:font-weight-asian="normal" style:font-weight-complex="normal"/>
    </style:style>
    <style:style style:name="P4" style:family="paragraph" style:parent-style-name="Text_20_body">
      <style:text-properties fo:font-weight="normal" officeooo:rsid="016eb11d" officeooo:paragraph-rsid="016eb11d" style:font-weight-asian="normal" style:font-weight-complex="normal"/>
    </style:style>
    <style:style style:name="P5" style:family="paragraph" style:parent-style-name="Text_20_body">
      <style:text-properties fo:font-variant="normal" fo:text-transform="none" fo:color="#000000" style:text-line-through-style="none" style:text-line-through-type="none" style:text-underline-style="none" fo:font-weight="bold" officeooo:rsid="00d89f45" officeooo:paragraph-rsid="0013704e" style:text-blinking="false" fo:background-color="transparent" style:font-weight-asian="bold" style:font-weight-complex="bold"/>
    </style:style>
    <style:style style:name="P6"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2d506a" officeooo:paragraph-rsid="0167c543" style:text-blinking="false" fo:background-color="transparent" style:font-style-asian="normal" style:font-weight-asian="normal" style:font-style-complex="normal" style:font-weight-complex="normal"/>
    </style:style>
    <style:style style:name="P7"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6f5bcc" officeooo:paragraph-rsid="016f5bcc" style:text-blinking="false" fo:background-color="transparent" style:font-weight-asian="normal" style:font-weight-complex="normal"/>
    </style:style>
    <style:style style:name="P8"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a4829c" officeooo:paragraph-rsid="01a64248" style:text-blinking="false" fo:background-color="transparent" style:font-weight-asian="normal" style:font-weight-complex="normal"/>
    </style:style>
    <style:style style:name="P9" style:family="paragraph" style:parent-style-name="Text_20_body">
      <style:text-properties officeooo:paragraph-rsid="00ee6e9a"/>
    </style:style>
    <style:style style:name="P10" style:family="paragraph" style:parent-style-name="Text_20_body">
      <style:text-properties officeooo:paragraph-rsid="01347991"/>
    </style:style>
    <style:style style:name="P11" style:family="paragraph" style:parent-style-name="Text_20_body">
      <style:text-properties fo:font-style="normal" fo:font-weight="normal" officeooo:rsid="012a8bce" officeooo:paragraph-rsid="0167c543" style:font-style-asian="normal" style:font-weight-asian="normal" style:font-style-complex="normal" style:font-weight-complex="normal"/>
    </style:style>
    <style:style style:name="P12" style:family="paragraph" style:parent-style-name="Text_20_body">
      <style:text-properties fo:font-style="normal" fo:font-weight="normal" officeooo:rsid="016731d0" officeooo:paragraph-rsid="01788df2" style:font-style-asian="normal" style:font-weight-asian="normal" style:font-style-complex="normal" style:font-weight-complex="normal"/>
    </style:style>
    <style:style style:name="P13" style:family="paragraph" style:parent-style-name="Text_20_body">
      <style:text-properties fo:font-style="normal" fo:font-weight="normal" officeooo:rsid="016731d0" officeooo:paragraph-rsid="016731d0" style:font-style-asian="normal" style:font-weight-asian="normal" style:font-style-complex="normal" style:font-weight-complex="normal"/>
    </style:style>
    <style:style style:name="P14" style:family="paragraph" style:parent-style-name="Text_20_body">
      <style:text-properties officeooo:paragraph-rsid="0167c543"/>
    </style:style>
    <style:style style:name="P15" style:family="paragraph" style:parent-style-name="Text_20_body">
      <style:text-properties officeooo:paragraph-rsid="0130d66d"/>
    </style:style>
    <style:style style:name="P16" style:family="paragraph" style:parent-style-name="Text_20_body">
      <style:text-properties officeooo:paragraph-rsid="016eb11d"/>
    </style:style>
    <style:style style:name="P17" style:family="paragraph" style:parent-style-name="Text_20_body">
      <style:text-properties officeooo:paragraph-rsid="016f5bcc"/>
    </style:style>
    <style:style style:name="P18" style:family="paragraph" style:parent-style-name="Text_20_body">
      <style:text-properties officeooo:rsid="016f5bcc" officeooo:paragraph-rsid="016f5bcc"/>
    </style:style>
    <style:style style:name="P19" style:family="paragraph" style:parent-style-name="Text_20_body">
      <style:text-properties officeooo:rsid="016f5bcc" officeooo:paragraph-rsid="0175beda"/>
    </style:style>
    <style:style style:name="P20" style:family="paragraph" style:parent-style-name="Text_20_body">
      <style:text-properties fo:font-weight="bold" officeooo:rsid="014f5d77" officeooo:paragraph-rsid="014f5d77" style:font-weight-asian="bold" style:font-weight-complex="bold"/>
    </style:style>
    <style:style style:name="P21" style:family="paragraph" style:parent-style-name="Text_20_body">
      <style:text-properties officeooo:paragraph-rsid="01a64248"/>
    </style:style>
    <style:style style:name="P22"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23"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0f85441" officeooo:paragraph-rsid="00f94f4e" style:text-blinking="false" fo:background-color="transparent" style:font-weight-asian="bold" style:font-weight-complex="bold"/>
    </style:style>
    <style:style style:name="P24"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510050" officeooo:paragraph-rsid="01510050" style:text-blinking="false" fo:background-color="transparent" style:font-weight-asian="bold" style:font-weight-complex="bold"/>
    </style:style>
    <style:style style:name="P2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3ba758" officeooo:paragraph-rsid="010c228e" style:text-blinking="false" fo:background-color="transparent" style:font-weight-asian="bold" style:font-weight-complex="bold"/>
    </style:style>
    <style:style style:name="P2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8bd735" officeooo:paragraph-rsid="018bd735" style:text-blinking="false" fo:background-color="transparent" style:font-weight-asian="bold" style:font-weight-complex="bold"/>
    </style:style>
    <style:style style:name="P27"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8d869e" officeooo:paragraph-rsid="018d869e" style:text-blinking="false" fo:background-color="transparent" style:font-weight-asian="bold" style:font-weight-complex="bold"/>
    </style:style>
    <style:style style:name="P28"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0bd885" officeooo:paragraph-rsid="010bd885" style:text-blinking="false" fo:background-color="transparent" style:font-style-asian="normal" style:font-weight-asian="bold" style:font-style-complex="normal" style:font-weight-complex="bold"/>
    </style:style>
    <style:style style:name="P29"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1a1ea5" officeooo:paragraph-rsid="0139fe82" style:text-blinking="false" fo:background-color="transparent" style:font-style-asian="normal" style:font-weight-asian="bold" style:font-style-complex="normal" style:font-weight-complex="bold"/>
    </style:style>
    <style:style style:name="P30"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31"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eff405" style:text-blinking="false" fo:background-color="transparent"/>
    </style:style>
    <style:style style:name="P32"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font-weight-asian="normal" style:font-weight-complex="normal"/>
    </style:style>
    <style:style style:name="P33"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4367a5" officeooo:paragraph-rsid="014367a5" style:text-blinking="false" fo:background-color="transparent" style:font-weight-asian="normal" style:font-weight-complex="normal"/>
    </style:style>
    <style:style style:name="P34"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777be1" officeooo:paragraph-rsid="01777be1" style:text-blinking="false" fo:background-color="transparent" style:font-weight-asian="normal" style:font-weight-complex="normal"/>
    </style:style>
    <style:style style:name="P3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51767" officeooo:paragraph-rsid="0138fdae" style:text-blinking="false" fo:background-color="transparent" style:font-weight-asian="normal" style:font-weight-complex="normal"/>
    </style:style>
    <style:style style:name="P3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51767" officeooo:paragraph-rsid="0167c543" style:text-blinking="false" fo:background-color="transparent" style:font-weight-asian="normal" style:font-weight-complex="normal"/>
    </style:style>
    <style:style style:name="P37"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ff405" officeooo:paragraph-rsid="00eff405" style:text-blinking="false" fo:background-color="transparent"/>
    </style:style>
    <style:style style:name="P38"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3da22f" officeooo:paragraph-rsid="011b5f93" style:text-blinking="false" fo:background-color="transparent"/>
    </style:style>
    <style:style style:name="P39" style:family="paragraph" style:parent-style-name="Text_20_body">
      <style:paragraph-properties fo:margin-top="0.1665in" fo:margin-bottom="0in" loext:contextual-spacing="false" fo:line-height="120%" style:writing-mode="lr-tb"/>
    </style:style>
    <style:style style:name="P40" style:family="paragraph" style:parent-style-name="Text_20_body">
      <style:paragraph-properties fo:margin-top="0.1665in" fo:margin-bottom="0in" loext:contextual-spacing="false" fo:line-height="120%" style:writing-mode="lr-tb"/>
      <style:text-properties officeooo:paragraph-rsid="00ee6e9a"/>
    </style:style>
    <style:style style:name="P41" style:family="paragraph" style:parent-style-name="Text_20_body">
      <style:paragraph-properties fo:margin-top="0.1665in" fo:margin-bottom="0in" loext:contextual-spacing="false" fo:line-height="120%" style:writing-mode="lr-tb"/>
      <style:text-properties officeooo:paragraph-rsid="00e6de53"/>
    </style:style>
    <style:style style:name="P42" style:family="paragraph" style:parent-style-name="Text_20_body">
      <style:paragraph-properties fo:margin-top="0.1665in" fo:margin-bottom="0in" loext:contextual-spacing="false" fo:line-height="120%" style:writing-mode="lr-tb"/>
      <style:text-properties officeooo:paragraph-rsid="00f6b891"/>
    </style:style>
    <style:style style:name="P43" style:family="paragraph" style:parent-style-name="Text_20_body">
      <style:paragraph-properties fo:margin-top="0.1665in" fo:margin-bottom="0in" loext:contextual-spacing="false" fo:line-height="120%" style:writing-mode="lr-tb"/>
      <style:text-properties officeooo:paragraph-rsid="00fbf553"/>
    </style:style>
    <style:style style:name="P44" style:family="paragraph" style:parent-style-name="Text_20_body">
      <style:paragraph-properties fo:margin-top="0.1665in" fo:margin-bottom="0in" loext:contextual-spacing="false" fo:line-height="120%" style:writing-mode="lr-tb"/>
      <style:text-properties officeooo:paragraph-rsid="00ffd0c1"/>
    </style:style>
    <style:style style:name="P45" style:family="paragraph" style:parent-style-name="Text_20_body">
      <style:paragraph-properties fo:margin-top="0.1665in" fo:margin-bottom="0in" loext:contextual-spacing="false" fo:line-height="120%" style:writing-mode="lr-tb"/>
      <style:text-properties officeooo:paragraph-rsid="011a1ea5"/>
    </style:style>
    <style:style style:name="P46" style:family="paragraph" style:parent-style-name="Text_20_body">
      <style:paragraph-properties fo:margin-top="0.1665in" fo:margin-bottom="0in" loext:contextual-spacing="false" fo:line-height="120%" style:writing-mode="lr-tb"/>
      <style:text-properties officeooo:paragraph-rsid="011b5f93"/>
    </style:style>
    <style:style style:name="P47" style:family="paragraph" style:parent-style-name="Text_20_body">
      <style:paragraph-properties fo:margin-top="0.1665in" fo:margin-bottom="0in" loext:contextual-spacing="false" fo:line-height="120%" style:writing-mode="lr-tb"/>
      <style:text-properties officeooo:paragraph-rsid="012de7e1"/>
    </style:style>
    <style:style style:name="P48" style:family="paragraph" style:parent-style-name="Text_20_body">
      <style:paragraph-properties fo:margin-top="0.1665in" fo:margin-bottom="0in" loext:contextual-spacing="false" fo:line-height="120%" fo:text-align="start" style:justify-single-word="false" style:writing-mode="lr-tb"/>
      <style:text-properties officeooo:paragraph-rsid="012de7e1"/>
    </style:style>
    <style:style style:name="P49" style:family="paragraph" style:parent-style-name="Text_20_body">
      <style:paragraph-properties fo:margin-top="0.1665in" fo:margin-bottom="0in" loext:contextual-spacing="false" fo:line-height="120%" style:writing-mode="lr-tb"/>
      <style:text-properties officeooo:paragraph-rsid="0142a561"/>
    </style:style>
    <style:style style:name="P50" style:family="paragraph" style:parent-style-name="Text_20_body">
      <style:paragraph-properties fo:margin-top="0.1665in" fo:margin-bottom="0in" loext:contextual-spacing="false" fo:line-height="120%" style:writing-mode="lr-tb"/>
      <style:text-properties officeooo:paragraph-rsid="0167c543"/>
    </style:style>
    <style:style style:name="P51" style:family="paragraph" style:parent-style-name="Text_20_body">
      <style:paragraph-properties fo:margin-top="0.1665in" fo:margin-bottom="0in" loext:contextual-spacing="false" fo:line-height="120%" style:writing-mode="lr-tb"/>
      <style:text-properties officeooo:paragraph-rsid="017dbbb4"/>
    </style:style>
    <style:style style:name="P52" style:family="paragraph" style:parent-style-name="Text_20_body">
      <style:paragraph-properties fo:margin-top="0.1665in" fo:margin-bottom="0in" loext:contextual-spacing="false" fo:line-height="120%" style:writing-mode="lr-tb"/>
      <style:text-properties officeooo:paragraph-rsid="0183361d"/>
    </style:style>
    <style:style style:name="P53" style:family="paragraph" style:parent-style-name="Text_20_body">
      <style:paragraph-properties fo:margin-top="0.1665in" fo:margin-bottom="0in" loext:contextual-spacing="false" fo:line-height="120%" style:writing-mode="lr-tb"/>
      <style:text-properties officeooo:paragraph-rsid="0198c10a"/>
    </style:style>
    <style:style style:name="P54" style:family="paragraph" style:parent-style-name="Text_20_body">
      <style:paragraph-properties fo:margin-top="0.1665in" fo:margin-bottom="0in" loext:contextual-spacing="false" fo:line-height="120%" style:writing-mode="lr-tb"/>
      <style:text-properties officeooo:paragraph-rsid="0199ba1b"/>
    </style:style>
    <style:style style:name="P55" style:family="paragraph" style:parent-style-name="Text_20_body">
      <style:paragraph-properties fo:margin-top="0.1665in" fo:margin-bottom="0in" loext:contextual-spacing="false" fo:line-height="120%" style:writing-mode="lr-tb"/>
      <style:text-properties officeooo:rsid="00eff405" officeooo:paragraph-rsid="00eff405"/>
    </style:style>
    <style:style style:name="P56" style:family="paragraph" style:parent-style-name="Text_20_body">
      <style:paragraph-properties fo:margin-top="0.1665in" fo:margin-bottom="0in" loext:contextual-spacing="false" fo:line-height="120%" style:writing-mode="lr-tb"/>
      <style:text-properties fo:font-weight="bold" officeooo:rsid="00f94f4e" officeooo:paragraph-rsid="00f94f4e" style:font-weight-asian="bold" style:font-weight-complex="bold"/>
    </style:style>
    <style:style style:name="P57" style:family="paragraph" style:parent-style-name="Text_20_body">
      <style:paragraph-properties fo:margin-top="0.1665in" fo:margin-bottom="0in" loext:contextual-spacing="false" fo:line-height="120%" style:writing-mode="lr-tb"/>
      <style:text-properties fo:font-weight="bold" officeooo:rsid="018bd735" officeooo:paragraph-rsid="018bd735" style:font-weight-asian="bold" style:font-weight-complex="bold"/>
    </style:style>
    <style:style style:name="P58" style:family="paragraph" style:parent-style-name="Text_20_body">
      <style:paragraph-properties fo:margin-top="0.1665in" fo:margin-bottom="0in" loext:contextual-spacing="false" fo:line-height="120%" style:writing-mode="lr-tb"/>
      <style:text-properties fo:font-weight="bold" officeooo:rsid="01a026b0" officeooo:paragraph-rsid="01a026b0" style:font-weight-asian="bold" style:font-weight-complex="bold"/>
    </style:style>
    <style:style style:name="P59" style:family="paragraph" style:parent-style-name="Text_20_body">
      <style:paragraph-properties fo:margin-top="0.1665in" fo:margin-bottom="0in" loext:contextual-spacing="false" fo:line-height="120%" style:writing-mode="lr-tb"/>
      <style:text-properties officeooo:rsid="010ec75b" officeooo:paragraph-rsid="010ec75b"/>
    </style:style>
    <style:style style:name="P60" style:family="paragraph" style:parent-style-name="Text_20_body">
      <style:paragraph-properties fo:margin-top="0.1665in" fo:margin-bottom="0in" loext:contextual-spacing="false" fo:line-height="120%" style:writing-mode="lr-tb"/>
      <style:text-properties fo:font-weight="normal" officeooo:paragraph-rsid="0138fdae" style:font-weight-asian="normal" style:font-weight-complex="normal"/>
    </style:style>
    <style:style style:name="P61" style:family="paragraph" style:parent-style-name="Text_20_body">
      <style:paragraph-properties fo:margin-top="0.1665in" fo:margin-bottom="0in" loext:contextual-spacing="false" fo:line-height="120%" style:writing-mode="lr-tb"/>
      <style:text-properties fo:font-weight="normal" officeooo:rsid="01aadca8" officeooo:paragraph-rsid="01aadca8" style:font-weight-asian="normal" style:font-weight-complex="normal"/>
    </style:style>
    <style:style style:name="P62" style:family="paragraph" style:parent-style-name="Text_20_body">
      <style:paragraph-properties fo:margin-top="0.1665in" fo:margin-bottom="0in" loext:contextual-spacing="false" fo:line-height="120%" style:writing-mode="lr-tb"/>
      <style:text-properties officeooo:rsid="01a026b0" officeooo:paragraph-rsid="01a026b0"/>
    </style:style>
    <style:style style:name="P63" style:family="paragraph" style:parent-style-name="Text_20_body">
      <style:paragraph-properties fo:margin-top="0.1665in" fo:margin-bottom="0in" loext:contextual-spacing="false" fo:line-height="120%" style:writing-mode="lr-tb"/>
      <style:text-properties officeooo:rsid="01a99715" officeooo:paragraph-rsid="01a99715"/>
    </style:style>
    <style:style style:name="P64" style:family="paragraph" style:parent-style-name="Text_20_body">
      <style:paragraph-properties fo:margin-top="0.1665in" fo:margin-bottom="0in" loext:contextual-spacing="false" fo:line-height="120%" style:writing-mode="lr-tb"/>
      <style:text-properties officeooo:rsid="018bd735" officeooo:paragraph-rsid="01afb2b1"/>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officeooo:rsid="00e51767"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Liberation Serif1" fo:font-size="12pt" fo:font-style="normal" style:text-underline-style="none" fo:font-weight="normal" officeooo:rsid="00f6b891"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Liberation Serif1" fo:font-size="12pt" fo:font-style="normal" style:text-underline-style="none" fo:font-weight="normal" officeooo:rsid="00f6151f"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Liberation Serif1" fo:font-size="12pt" fo:font-style="normal" style:text-underline-style="none" fo:font-weight="normal" officeooo:rsid="00ee6e9a"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Liberation Serif1" fo:font-size="12pt" fo:font-style="normal" style:text-underline-style="none" fo:font-weight="normal" officeooo:rsid="00f85441"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Liberation Serif1" fo:font-size="12pt" fo:font-style="normal" style:text-underline-style="none" fo:font-weight="normal" officeooo:rsid="00fa265b"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Liberation Serif1" fo:font-size="12pt" fo:font-style="normal" style:text-underline-style="none" fo:font-weight="normal" officeooo:rsid="00fa7dcc"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Liberation Serif1" fo:font-size="12pt" fo:font-style="normal" style:text-underline-style="none" fo:font-weight="normal" officeooo:rsid="00fcb56e"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Liberation Serif1" fo:font-size="12pt" fo:font-style="normal" style:text-underline-style="none" fo:font-weight="normal" officeooo:rsid="00fd3904"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Liberation Serif1" fo:font-size="12pt" fo:font-style="normal" style:text-underline-style="none" fo:font-weight="normal" officeooo:rsid="00feb088"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Liberation Serif1" fo:font-size="12pt" fo:font-style="normal" style:text-underline-style="none" fo:font-weight="normal" officeooo:rsid="010c228e"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Liberation Serif1" fo:font-size="12pt" fo:font-style="normal" style:text-underline-style="none" fo:font-weight="normal" officeooo:rsid="011f599d"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Liberation Serif1" fo:font-size="12pt" fo:font-style="normal" style:text-underline-style="none" fo:font-weight="normal" officeooo:rsid="011edc7d"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Liberation Serif1" fo:font-size="12pt" fo:font-style="normal" style:text-underline-style="none" fo:font-weight="normal" officeooo:rsid="012085c8"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style:font-name="Liberation Serif1" fo:font-size="12pt" fo:font-style="normal" style:text-underline-style="none" fo:font-weight="normal" officeooo:rsid="0142a561"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Liberation Serif1" fo:font-size="12pt" fo:font-style="normal" style:text-underline-style="none" fo:font-weight="normal" officeooo:rsid="014d42dc"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Liberation Serif1" fo:font-size="12pt" fo:font-style="normal" style:text-underline-style="none" fo:font-weight="normal" officeooo:rsid="014f5d77"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font-name="Liberation Serif1" fo:font-size="12pt" fo:font-style="normal" style:text-underline-style="none" fo:font-weight="normal" officeooo:rsid="0156189d"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font-name="Liberation Serif1" fo:font-size="12pt" fo:font-style="normal" style:text-underline-style="none" fo:font-weight="normal" officeooo:rsid="015c9b6e"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style:font-name="Liberation Serif1" fo:font-size="12pt" fo:font-style="normal" style:text-underline-style="none" fo:font-weight="normal" officeooo:rsid="0163b397"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style:font-name="Liberation Serif1" fo:font-size="12pt" fo:font-style="normal" style:text-underline-style="none" fo:font-weight="normal" officeooo:rsid="016f95e2"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style:font-name="Liberation Serif1" fo:font-size="12pt" fo:font-style="normal" style:text-underline-style="none" fo:font-weight="normal" officeooo:rsid="017112a4"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Liberation Serif1" fo:font-size="12pt" fo:font-style="normal" style:text-underline-style="none" fo:font-weight="normal" officeooo:rsid="0175beda"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style:font-name="Liberation Serif1" fo:font-size="12pt" fo:font-style="normal" style:text-underline-style="none" fo:font-weight="normal" officeooo:rsid="017734de"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style:font-name="Liberation Serif1" fo:font-size="12pt" fo:font-style="normal" style:text-underline-style="none" fo:font-weight="normal" officeooo:rsid="01797c3e"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style:font-name="Liberation Serif1" fo:font-size="12pt" fo:font-style="normal" style:text-underline-style="none" fo:font-weight="normal" officeooo:rsid="017a8533" style:text-blinking="false" fo:background-color="transparent" loext:char-shading-value="0" style:font-weight-asian="normal" style:font-weight-complex="normal"/>
    </style:style>
    <style:style style:name="T41" style:family="text">
      <style:text-properties fo:font-variant="normal" fo:text-transform="none" fo:color="#000000" style:text-line-through-style="none" style:text-line-through-type="none" style:font-name="Liberation Serif1" fo:font-size="12pt" fo:font-style="normal" style:text-underline-style="none" fo:font-weight="normal" officeooo:rsid="017dbbb4" style:text-blinking="false" fo:background-color="transparent" loext:char-shading-value="0" style:font-weight-asian="normal" style:font-weight-complex="normal"/>
    </style:style>
    <style:style style:name="T42" style:family="text">
      <style:text-properties fo:font-variant="normal" fo:text-transform="none" fo:color="#000000" style:text-line-through-style="none" style:text-line-through-type="none" style:font-name="Liberation Serif1" fo:font-size="12pt" fo:font-style="normal" style:text-underline-style="none" fo:font-weight="normal" officeooo:rsid="017ef7c1" style:text-blinking="false" fo:background-color="transparent" loext:char-shading-value="0" style:font-weight-asian="normal" style:font-weight-complex="normal"/>
    </style:style>
    <style:style style:name="T43" style:family="text">
      <style:text-properties fo:font-variant="normal" fo:text-transform="none" fo:color="#000000" style:text-line-through-style="none" style:text-line-through-type="none" style:font-name="Liberation Serif1" fo:font-size="12pt" fo:font-style="normal" style:text-underline-style="none" fo:font-weight="normal" officeooo:rsid="018a2663" style:text-blinking="false" fo:background-color="transparent" loext:char-shading-value="0" style:font-weight-asian="normal" style:font-weight-complex="normal"/>
    </style:style>
    <style:style style:name="T44" style:family="text">
      <style:text-properties fo:font-variant="normal" fo:text-transform="none" fo:color="#000000" style:text-line-through-style="none" style:text-line-through-type="none" style:font-name="Liberation Serif1" fo:font-size="12pt" fo:font-style="normal" style:text-underline-style="none" fo:font-weight="normal" officeooo:rsid="01a64248" style:text-blinking="false" fo:background-color="transparent" loext:char-shading-value="0" style:font-weight-asian="normal" style:font-weight-complex="normal"/>
    </style:style>
    <style:style style:name="T45" style:family="text">
      <style:text-properties fo:font-variant="normal" fo:text-transform="none" fo:color="#000000" style:text-line-through-style="none" style:text-line-through-type="none" style:font-name="Liberation Serif1" fo:font-size="12pt" fo:font-style="normal" style:text-underline-style="none" fo:font-weight="normal" officeooo:rsid="01a77bed" style:text-blinking="false" fo:background-color="transparent" loext:char-shading-value="0" style:font-weight-asian="normal" style:font-weight-complex="normal"/>
    </style:style>
    <style:style style:name="T46" style:family="text">
      <style:text-properties fo:font-variant="normal" fo:text-transform="none" fo:color="#000000" style:text-line-through-style="none" style:text-line-through-type="none" style:font-name="Liberation Serif1" fo:font-size="12pt" fo:font-style="normal" style:text-underline-style="none" fo:font-weight="normal" officeooo:rsid="01a81be6"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style:font-name="Liberation Serif1" fo:font-size="12pt" fo:font-style="normal" style:text-underline-style="none" fo:font-weight="normal" officeooo:rsid="01a8659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style:font-name="Liberation Serif1" fo:font-size="12pt" fo:font-style="normal" style:text-underline-style="none" fo:font-weight="normal" officeooo:rsid="01afb2b1"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style:font-name="Liberation Serif1" fo:font-size="12pt" fo:font-style="normal" style:text-underline-style="none" fo:font-weight="normal" officeooo:rsid="00e6de53" style:text-blinking="false" fo:background-color="transparent" loext:char-shading-value="0"/>
    </style:style>
    <style:style style:name="T50" style:family="text">
      <style:text-properties fo:font-variant="normal" fo:text-transform="none" fo:color="#000000" style:text-line-through-style="none" style:text-line-through-type="none" style:font-name="Liberation Serif1" fo:font-size="12pt" fo:font-style="normal" style:text-underline-style="none" fo:font-weight="normal" officeooo:rsid="00e7e098" style:text-blinking="false" fo:background-color="transparent" loext:char-shading-value="0"/>
    </style:style>
    <style:style style:name="T51" style:family="text">
      <style:text-properties fo:font-variant="normal" fo:text-transform="none" fo:color="#000000" style:text-line-through-style="none" style:text-line-through-type="none" style:font-name="Liberation Serif1" fo:font-size="12pt" fo:font-style="normal" style:text-underline-style="none" fo:font-weight="normal" officeooo:rsid="00e9908a" style:text-blinking="false" fo:background-color="transparent" loext:char-shading-value="0"/>
    </style:style>
    <style:style style:name="T52"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style>
    <style:style style:name="T53" style:family="text">
      <style:text-properties fo:font-variant="normal" fo:text-transform="none" fo:color="#000000" style:text-line-through-style="none" style:text-line-through-type="none" style:font-name="Liberation Serif1" fo:font-size="12pt" fo:font-style="normal" style:text-underline-style="none" fo:font-weight="normal" officeooo:rsid="00eb4d8e" style:text-blinking="false" fo:background-color="transparent" loext:char-shading-value="0"/>
    </style:style>
    <style:style style:name="T54" style:family="text">
      <style:text-properties fo:font-variant="normal" fo:text-transform="none" fo:color="#000000" style:text-line-through-style="none" style:text-line-through-type="none" style:font-name="Liberation Serif1" fo:font-size="12pt" fo:font-style="normal" style:text-underline-style="none" fo:font-weight="normal" officeooo:rsid="00ee5d69" style:text-blinking="false" fo:background-color="transparent" loext:char-shading-value="0"/>
    </style:style>
    <style:style style:name="T55"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style>
    <style:style style:name="T56" style:family="text">
      <style:text-properties fo:font-variant="normal" fo:text-transform="none" fo:color="#000000" style:text-line-through-style="none" style:text-line-through-type="none" style:font-name="Liberation Serif1" fo:font-size="12pt" fo:font-style="normal" style:text-underline-style="none" fo:font-weight="normal" officeooo:rsid="00f00cd7" style:text-blinking="false" fo:background-color="transparent" loext:char-shading-value="0"/>
    </style:style>
    <style:style style:name="T57" style:family="text">
      <style:text-properties fo:font-variant="normal" fo:text-transform="none" fo:color="#000000" style:text-line-through-style="none" style:text-line-through-type="none" style:font-name="Liberation Serif1" fo:font-size="12pt" fo:font-style="normal" style:text-underline-style="none" fo:font-weight="normal" officeooo:rsid="00f1c2b9" style:text-blinking="false" fo:background-color="transparent" loext:char-shading-value="0"/>
    </style:style>
    <style:style style:name="T58" style:family="text">
      <style:text-properties fo:font-variant="normal" fo:text-transform="none" fo:color="#000000" style:text-line-through-style="none" style:text-line-through-type="none" style:font-name="Liberation Serif1" fo:font-size="12pt" fo:font-style="normal" style:text-underline-style="none" fo:font-weight="normal" officeooo:rsid="00f25452" style:text-blinking="false" fo:background-color="transparent" loext:char-shading-value="0"/>
    </style:style>
    <style:style style:name="T59" style:family="text">
      <style:text-properties fo:font-variant="normal" fo:text-transform="none" fo:color="#000000" style:text-line-through-style="none" style:text-line-through-type="none" style:font-name="Liberation Serif1" fo:font-size="12pt" fo:font-style="normal" style:text-underline-style="none" fo:font-weight="normal" officeooo:rsid="00f43a82" style:text-blinking="false" fo:background-color="transparent" loext:char-shading-value="0"/>
    </style:style>
    <style:style style:name="T60" style:family="text">
      <style:text-properties fo:font-variant="normal" fo:text-transform="none" fo:color="#000000" style:text-line-through-style="none" style:text-line-through-type="none" style:font-name="Liberation Serif1" fo:font-size="12pt" fo:font-style="normal" style:text-underline-style="none" fo:font-weight="normal" officeooo:rsid="00f58ef7" style:text-blinking="false" fo:background-color="transparent" loext:char-shading-value="0"/>
    </style:style>
    <style:style style:name="T61" style:family="text">
      <style:text-properties fo:font-variant="normal" fo:text-transform="none" fo:color="#000000" style:text-line-through-style="none" style:text-line-through-type="none" style:font-name="Liberation Serif1" fo:font-size="12pt" fo:font-style="normal" style:text-underline-style="none" fo:font-weight="normal" officeooo:rsid="00f59870" style:text-blinking="false" fo:background-color="transparent" loext:char-shading-value="0"/>
    </style:style>
    <style:style style:name="T62" style:family="text">
      <style:text-properties fo:font-variant="normal" fo:text-transform="none" fo:color="#000000" style:text-line-through-style="none" style:text-line-through-type="none" style:font-name="Liberation Serif1" fo:font-size="12pt" fo:font-style="normal" style:text-underline-style="none" fo:font-weight="normal" officeooo:rsid="00f600a5" style:text-blinking="false" fo:background-color="transparent" loext:char-shading-value="0"/>
    </style:style>
    <style:style style:name="T6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64" style:family="text">
      <style:text-properties fo:font-variant="normal" fo:text-transform="none" fo:color="#000000" style:text-line-through-style="none" style:text-line-through-type="none" style:font-name="Liberation Serif1" fo:font-size="12pt" fo:font-style="normal" style:text-underline-style="none" fo:font-weight="normal" officeooo:rsid="00fc563a" style:text-blinking="false" fo:background-color="transparent" loext:char-shading-value="0"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style-asian="normal" style:font-weight-asian="normal" style:font-style-complex="normal" style:font-weight-complex="normal"/>
    </style:style>
    <style:style style:name="T66"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style-asian="normal" style:font-weight-asian="normal" style:font-style-complex="normal" style:font-weight-complex="normal"/>
    </style:style>
    <style:style style:name="T67" style:family="text">
      <style:text-properties fo:font-variant="normal" fo:text-transform="none" fo:color="#000000" style:text-line-through-style="none" style:text-line-through-type="none" style:font-name="Liberation Serif1" fo:font-size="12pt" fo:font-style="normal" style:text-underline-style="none" fo:font-weight="normal" officeooo:rsid="0101ae60" style:text-blinking="false" fo:background-color="transparent" loext:char-shading-value="0" style:font-style-asian="normal" style:font-weight-asian="normal" style:font-style-complex="normal" style:font-weight-complex="normal"/>
    </style:style>
    <style:style style:name="T68" style:family="text">
      <style:text-properties fo:font-variant="normal" fo:text-transform="none" fo:color="#000000" style:text-line-through-style="none" style:text-line-through-type="none" style:font-name="Liberation Serif1" fo:font-size="12pt" fo:font-style="normal" style:text-underline-style="none" fo:font-weight="normal" officeooo:rsid="0102c882" style:text-blinking="false" fo:background-color="transparent" loext:char-shading-value="0" style:font-style-asian="normal" style:font-weight-asian="normal" style:font-style-complex="normal" style:font-weight-complex="normal"/>
    </style:style>
    <style:style style:name="T69" style:family="text">
      <style:text-properties fo:font-variant="normal" fo:text-transform="none" fo:color="#000000" style:text-line-through-style="none" style:text-line-through-type="none" style:font-name="Liberation Serif1" fo:font-size="12pt" fo:font-style="normal" style:text-underline-style="none" fo:font-weight="normal" officeooo:rsid="0103c0b0" style:text-blinking="false" fo:background-color="transparent" loext:char-shading-value="0" style:font-style-asian="normal" style:font-weight-asian="normal" style:font-style-complex="normal" style:font-weight-complex="normal"/>
    </style:style>
    <style:style style:name="T70"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style-asian="normal" style:font-weight-asian="normal" style:font-style-complex="normal" style:font-weight-complex="normal"/>
    </style:style>
    <style:style style:name="T71" style:family="text">
      <style:text-properties fo:font-variant="normal" fo:text-transform="none" fo:color="#000000" style:text-line-through-style="none" style:text-line-through-type="none" style:font-name="Liberation Serif1" fo:font-size="12pt" fo:font-style="normal" style:text-underline-style="none" fo:font-weight="normal" officeooo:rsid="01073fc0" style:text-blinking="false" fo:background-color="transparent" loext:char-shading-value="0"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style:font-name="Liberation Serif1" fo:font-size="12pt" fo:font-style="normal" style:text-underline-style="none" fo:font-weight="normal" officeooo:rsid="010842e9" style:text-blinking="false" fo:background-color="transparent" loext:char-shading-value="0" style:font-style-asian="normal" style:font-weight-asian="normal" style:font-style-complex="normal" style:font-weight-complex="normal"/>
    </style:style>
    <style:style style:name="T73" style:family="text">
      <style:text-properties fo:font-variant="normal" fo:text-transform="none" fo:color="#000000" style:text-line-through-style="none" style:text-line-through-type="none" style:font-name="Liberation Serif1" fo:font-size="12pt" fo:font-style="normal" style:text-underline-style="none" fo:font-weight="normal" officeooo:rsid="0109baa9" style:text-blinking="false" fo:background-color="transparent" loext:char-shading-value="0"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style:font-name="Liberation Serif1" fo:font-size="12pt" fo:font-style="normal" style:text-underline-style="none" fo:font-weight="normal" officeooo:rsid="010ac058" style:text-blinking="false" fo:background-color="transparent" loext:char-shading-value="0"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style:font-name="Liberation Serif1" fo:font-size="12pt" fo:font-style="normal" style:text-underline-style="none" fo:font-weight="normal" officeooo:rsid="010ac8a8" style:text-blinking="false" fo:background-color="transparent" loext:char-shading-value="0" style:font-style-asian="normal" style:font-weight-asian="normal" style:font-style-complex="normal" style:font-weight-complex="normal"/>
    </style:style>
    <style:style style:name="T76" style:family="text">
      <style:text-properties fo:font-variant="normal" fo:text-transform="none" fo:color="#000000" style:text-line-through-style="none" style:text-line-through-type="none" style:font-name="Liberation Serif1" fo:font-size="12pt" fo:font-style="normal" style:text-underline-style="none" fo:font-weight="normal" officeooo:rsid="010bd885" style:text-blinking="false" fo:background-color="transparent" loext:char-shading-value="0" style:font-style-asian="normal" style:font-weight-asian="normal" style:font-style-complex="normal" style:font-weight-complex="normal"/>
    </style:style>
    <style:style style:name="T77" style:family="text">
      <style:text-properties fo:font-variant="normal" fo:text-transform="none" fo:color="#000000" style:text-line-through-style="none" style:text-line-through-type="none" style:font-name="Liberation Serif1" fo:font-size="12pt" fo:font-style="normal" style:text-underline-style="none" fo:font-weight="normal" officeooo:rsid="010c67ee" style:text-blinking="false" fo:background-color="transparent" loext:char-shading-value="0" style:font-style-asian="normal" style:font-weight-asian="normal" style:font-style-complex="normal" style:font-weight-complex="normal"/>
    </style:style>
    <style:style style:name="T78" style:family="text">
      <style:text-properties fo:font-variant="normal" fo:text-transform="none" fo:color="#000000" style:text-line-through-style="none" style:text-line-through-type="none" style:font-name="Liberation Serif1" fo:font-size="12pt" fo:font-style="normal" style:text-underline-style="none" fo:font-weight="normal" officeooo:rsid="010d1bc6" style:text-blinking="false" fo:background-color="transparent" loext:char-shading-value="0" style:font-style-asian="normal" style:font-weight-asian="normal" style:font-style-complex="normal" style:font-weight-complex="normal"/>
    </style:style>
    <style:style style:name="T79" style:family="text">
      <style:text-properties fo:font-variant="normal" fo:text-transform="none" fo:color="#000000" style:text-line-through-style="none" style:text-line-through-type="none" style:font-name="Liberation Serif1" fo:font-size="12pt" fo:font-style="normal" style:text-underline-style="none" fo:font-weight="normal" officeooo:rsid="010d4848" style:text-blinking="false"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style:font-name="Liberation Serif1" fo:font-size="12pt" fo:font-style="normal" style:text-underline-style="none" fo:font-weight="normal" officeooo:rsid="010e4c8f" style:text-blinking="false" fo:background-color="transparent" loext:char-shading-value="0" style:font-style-asian="normal" style:font-weight-asian="normal" style:font-style-complex="normal" style:font-weight-complex="normal"/>
    </style:style>
    <style:style style:name="T81" style:family="text">
      <style:text-properties fo:font-variant="normal" fo:text-transform="none" fo:color="#000000" style:text-line-through-style="none" style:text-line-through-type="none" style:font-name="Liberation Serif1" fo:font-size="12pt" fo:font-style="normal" style:text-underline-style="none" fo:font-weight="normal" officeooo:rsid="010ec75b" style:text-blinking="false" fo:background-color="transparent" loext:char-shading-value="0" style:font-style-asian="normal" style:font-weight-asian="normal" style:font-style-complex="normal" style:font-weight-complex="normal"/>
    </style:style>
    <style:style style:name="T82" style:family="text">
      <style:text-properties fo:font-variant="normal" fo:text-transform="none" fo:color="#000000" style:text-line-through-style="none" style:text-line-through-type="none" style:font-name="Liberation Serif1" fo:font-size="12pt" fo:font-style="normal" style:text-underline-style="none" fo:font-weight="normal" officeooo:rsid="010ff230" style:text-blinking="false" fo:background-color="transparent" loext:char-shading-value="0" style:font-style-asian="normal" style:font-weight-asian="normal" style:font-style-complex="normal" style:font-weight-complex="normal"/>
    </style:style>
    <style:style style:name="T83" style:family="text">
      <style:text-properties fo:font-variant="normal" fo:text-transform="none" fo:color="#000000" style:text-line-through-style="none" style:text-line-through-type="none" style:font-name="Liberation Serif1" fo:font-size="12pt" fo:font-style="normal" style:text-underline-style="none" fo:font-weight="normal" officeooo:rsid="010ffefd"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style:font-name="Liberation Serif1" fo:font-size="12pt" fo:font-style="normal" style:text-underline-style="none" fo:font-weight="normal" officeooo:rsid="01104e44"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style-asian="normal" style:font-weight-asian="normal" style:font-style-complex="normal" style:font-weight-complex="normal"/>
    </style:style>
    <style:style style:name="T86" style:family="text">
      <style:text-properties fo:font-variant="normal" fo:text-transform="none" fo:color="#000000" style:text-line-through-style="none" style:text-line-through-type="none" style:font-name="Liberation Serif1" fo:font-size="12pt" fo:font-style="normal" style:text-underline-style="none" fo:font-weight="normal" officeooo:rsid="0117fb3d" style:text-blinking="false" fo:background-color="transparent" loext:char-shading-value="0" style:font-style-asian="normal" style:font-weight-asian="normal" style:font-style-complex="normal" style:font-weight-complex="normal"/>
    </style:style>
    <style:style style:name="T87" style:family="text">
      <style:text-properties fo:font-variant="normal" fo:text-transform="none" fo:color="#000000" style:text-line-through-style="none" style:text-line-through-type="none" style:font-name="Liberation Serif1" fo:font-size="12pt" fo:font-style="normal" style:text-underline-style="none" fo:font-weight="normal" officeooo:rsid="01197bf5" style:text-blinking="false" fo:background-color="transparent" loext:char-shading-value="0" style:font-style-asian="normal" style:font-weight-asian="normal" style:font-style-complex="normal" style:font-weight-complex="normal"/>
    </style:style>
    <style:style style:name="T88"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font-style-asian="normal" style:font-weight-asian="normal" style:font-style-complex="normal" style:font-weight-complex="normal"/>
    </style:style>
    <style:style style:name="T89" style:family="text">
      <style:text-properties fo:font-variant="normal" fo:text-transform="none" fo:color="#000000" style:text-line-through-style="none" style:text-line-through-type="none" style:font-name="Liberation Serif1" fo:font-size="12pt" fo:font-style="normal"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90" style:family="text">
      <style:text-properties fo:font-variant="normal" fo:text-transform="none" fo:color="#000000" style:text-line-through-style="none" style:text-line-through-type="none" style:font-name="Liberation Serif1" fo:font-size="12pt" fo:font-style="normal" style:text-underline-style="none" fo:font-weight="normal" officeooo:rsid="012de7e1" style:text-blinking="false" fo:background-color="transparent" loext:char-shading-value="0" style:font-style-asian="normal" style:font-weight-asian="normal" style:font-style-complex="normal" style:font-weight-complex="normal"/>
    </style:style>
    <style:style style:name="T91" style:family="text">
      <style:text-properties fo:font-variant="normal" fo:text-transform="none" fo:color="#000000" style:text-line-through-style="none" style:text-line-through-type="none" style:font-name="Liberation Serif1" fo:font-size="12pt" fo:font-style="normal" style:text-underline-style="none" fo:font-weight="normal" officeooo:rsid="0138fdae" style:text-blinking="false"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style-asian="normal" style:font-weight-asian="normal" style:font-style-complex="normal" style:font-weight-complex="normal"/>
    </style:style>
    <style:style style:name="T93" style:family="text">
      <style:text-properties fo:font-variant="normal" fo:text-transform="none" fo:color="#000000" style:text-line-through-style="none" style:text-line-through-type="none" style:font-name="Liberation Serif1" fo:font-size="12pt" fo:font-style="normal" style:text-underline-style="none" fo:font-weight="normal" officeooo:rsid="01468c01" style:text-blinking="false" fo:background-color="transparent" loext:char-shading-value="0" style:font-style-asian="normal" style:font-weight-asian="normal" style:font-style-complex="normal" style:font-weight-complex="normal"/>
    </style:style>
    <style:style style:name="T94" style:family="text">
      <style:text-properties fo:font-variant="normal" fo:text-transform="none" fo:color="#000000" style:text-line-through-style="none" style:text-line-through-type="none" style:font-name="Liberation Serif1" fo:font-size="12pt" fo:font-style="normal" style:text-underline-style="none" fo:font-weight="normal" officeooo:rsid="0146e00f" style:text-blinking="false"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000000" style:text-line-through-style="none" style:text-line-through-type="none" style:font-name="Liberation Serif1" fo:font-size="12pt" fo:font-style="normal" style:text-underline-style="none" fo:font-weight="normal" officeooo:rsid="0146fd48" style:text-blinking="false" fo:background-color="transparent" loext:char-shading-value="0" style:font-style-asian="normal" style:font-weight-asian="normal" style:font-style-complex="normal" style:font-weight-complex="normal"/>
    </style:style>
    <style:style style:name="T96" style:family="text">
      <style:text-properties fo:font-variant="normal" fo:text-transform="none" fo:color="#000000" style:text-line-through-style="none" style:text-line-through-type="none" style:font-name="Liberation Serif1" fo:font-size="12pt" fo:font-style="normal" style:text-underline-style="none" fo:font-weight="normal" officeooo:rsid="01481fdc" style:text-blinking="false" fo:background-color="transparent" loext:char-shading-value="0" style:font-style-asian="normal" style:font-weight-asian="normal" style:font-style-complex="normal" style:font-weight-complex="normal"/>
    </style:style>
    <style:style style:name="T97" style:family="text">
      <style:text-properties fo:font-variant="normal" fo:text-transform="none" fo:color="#000000" style:text-line-through-style="none" style:text-line-through-type="none" style:font-name="Liberation Serif1" fo:font-size="12pt" fo:font-style="normal" style:text-underline-style="none" fo:font-weight="normal" officeooo:rsid="0148beaa" style:text-blinking="false" fo:background-color="transparent" loext:char-shading-value="0" style:font-style-asian="normal" style:font-weight-asian="normal" style:font-style-complex="normal" style:font-weight-complex="normal"/>
    </style:style>
    <style:style style:name="T98" style:family="text">
      <style:text-properties fo:font-variant="normal" fo:text-transform="none" fo:color="#000000" style:text-line-through-style="none" style:text-line-through-type="none" style:font-name="Liberation Serif1" fo:font-size="12pt" fo:font-style="normal" style:text-underline-style="none" fo:font-weight="normal" officeooo:rsid="01491a92" style:text-blinking="false" fo:background-color="transparent" loext:char-shading-value="0" style:font-style-asian="normal" style:font-weight-asian="normal" style:font-style-complex="normal" style:font-weight-complex="normal"/>
    </style:style>
    <style:style style:name="T99" style:family="text">
      <style:text-properties fo:font-variant="normal" fo:text-transform="none" fo:color="#000000" style:text-line-through-style="none" style:text-line-through-type="none" style:font-name="Liberation Serif1" fo:font-size="12pt" fo:font-style="normal" style:text-underline-style="none" fo:font-weight="normal" officeooo:rsid="0149cb8f" style:text-blinking="false" fo:background-color="transparent" loext:char-shading-value="0" style:font-style-asian="normal" style:font-weight-asian="normal" style:font-style-complex="normal" style:font-weight-complex="normal"/>
    </style:style>
    <style:style style:name="T100" style:family="text">
      <style:text-properties fo:font-variant="normal" fo:text-transform="none" fo:color="#000000" style:text-line-through-style="none" style:text-line-through-type="none" style:font-name="Liberation Serif1" fo:font-size="12pt" fo:font-style="normal" style:text-underline-style="none" fo:font-weight="normal" officeooo:rsid="014a02f1" style:text-blinking="false" fo:background-color="transparent" loext:char-shading-value="0" style:font-style-asian="normal" style:font-weight-asian="normal" style:font-style-complex="normal" style:font-weight-complex="normal"/>
    </style:style>
    <style:style style:name="T101" style:family="text">
      <style:text-properties fo:font-variant="normal" fo:text-transform="none" fo:color="#000000" style:text-line-through-style="none" style:text-line-through-type="none" style:font-name="Liberation Serif1" fo:font-size="12pt" fo:font-style="normal" style:text-underline-style="none" fo:font-weight="normal" officeooo:rsid="014bf42d" style:text-blinking="false" fo:background-color="transparent" loext:char-shading-value="0" style:font-style-asian="normal" style:font-weight-asian="normal" style:font-style-complex="normal" style:font-weight-complex="normal"/>
    </style:style>
    <style:style style:name="T102"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style-asian="normal" style:font-weight-asian="normal" style:font-style-complex="normal" style:font-weight-complex="normal"/>
    </style:style>
    <style:style style:name="T103" style:family="text">
      <style:text-properties fo:font-variant="normal" fo:text-transform="none" fo:color="#000000" style:text-line-through-style="none" style:text-line-through-type="none" style:font-name="Liberation Serif1" fo:font-size="12pt" fo:font-style="normal" style:text-underline-style="none" fo:font-weight="normal" officeooo:rsid="0151e813" style:text-blinking="false" fo:background-color="transparent" loext:char-shading-value="0" style:font-style-asian="normal" style:font-weight-asian="normal" style:font-style-complex="normal" style:font-weight-complex="normal"/>
    </style:style>
    <style:style style:name="T104" style:family="text">
      <style:text-properties fo:font-variant="normal" fo:text-transform="none" fo:color="#000000" style:text-line-through-style="none" style:text-line-through-type="none" style:font-name="Liberation Serif1" fo:font-size="12pt" fo:font-style="normal" style:text-underline-style="none" fo:font-weight="normal" officeooo:rsid="01526dac" style:text-blinking="false" fo:background-color="transparent" loext:char-shading-value="0" style:font-style-asian="normal" style:font-weight-asian="normal" style:font-style-complex="normal" style:font-weight-complex="normal"/>
    </style:style>
    <style:style style:name="T105" style:family="text">
      <style:text-properties fo:font-variant="normal" fo:text-transform="none" fo:color="#000000" style:text-line-through-style="none" style:text-line-through-type="none" style:font-name="Liberation Serif1" fo:font-size="12pt" fo:font-style="normal" style:text-underline-style="none" fo:font-weight="normal" officeooo:rsid="0154d019" style:text-blinking="false" fo:background-color="transparent" loext:char-shading-value="0" style:font-style-asian="normal" style:font-weight-asian="normal" style:font-style-complex="normal" style:font-weight-complex="normal"/>
    </style:style>
    <style:style style:name="T106" style:family="text">
      <style:text-properties fo:font-variant="normal" fo:text-transform="none" fo:color="#000000" style:text-line-through-style="none" style:text-line-through-type="none" style:font-name="Liberation Serif1" fo:font-size="12pt" fo:font-style="normal" style:text-underline-style="none" fo:font-weight="normal" officeooo:rsid="01551102" style:text-blinking="false" fo:background-color="transparent" loext:char-shading-value="0" style:font-style-asian="normal" style:font-weight-asian="normal" style:font-style-complex="normal" style:font-weight-complex="normal"/>
    </style:style>
    <style:style style:name="T107" style:family="text">
      <style:text-properties fo:font-variant="normal" fo:text-transform="none" fo:color="#000000" style:text-line-through-style="none" style:text-line-through-type="none" style:font-name="Liberation Serif1" fo:font-size="12pt" fo:font-style="normal" style:text-underline-style="none" fo:font-weight="normal" officeooo:rsid="0155b23e" style:text-blinking="false" fo:background-color="transparent" loext:char-shading-value="0" style:font-style-asian="normal" style:font-weight-asian="normal" style:font-style-complex="normal" style:font-weight-complex="normal"/>
    </style:style>
    <style:style style:name="T108" style:family="text">
      <style:text-properties fo:font-variant="normal" fo:text-transform="none" fo:color="#000000" style:text-line-through-style="none" style:text-line-through-type="none" style:font-name="Liberation Serif1" fo:font-size="12pt" fo:font-style="normal" style:text-underline-style="none" fo:font-weight="normal" officeooo:rsid="015d05f0" style:text-blinking="false" fo:background-color="transparent" loext:char-shading-value="0" style:font-style-asian="normal" style:font-weight-asian="normal" style:font-style-complex="normal" style:font-weight-complex="normal"/>
    </style:style>
    <style:style style:name="T109" style:family="text">
      <style:text-properties fo:font-variant="normal" fo:text-transform="none" fo:color="#000000" style:text-line-through-style="none" style:text-line-through-type="none" style:font-name="Liberation Serif1" fo:font-size="12pt" fo:font-style="normal" style:text-underline-style="none" fo:font-weight="normal" officeooo:rsid="015dc3f2" style:text-blinking="false" fo:background-color="transparent" loext:char-shading-value="0" style:font-style-asian="normal" style:font-weight-asian="normal" style:font-style-complex="normal" style:font-weight-complex="normal"/>
    </style:style>
    <style:style style:name="T110" style:family="text">
      <style:text-properties fo:font-variant="normal" fo:text-transform="none" fo:color="#000000" style:text-line-through-style="none" style:text-line-through-type="none" style:font-name="Liberation Serif1" fo:font-size="12pt" fo:font-style="normal" style:text-underline-style="none" fo:font-weight="normal" officeooo:rsid="015e9c24" style:text-blinking="false" fo:background-color="transparent" loext:char-shading-value="0" style:font-style-asian="normal" style:font-weight-asian="normal" style:font-style-complex="normal" style:font-weight-complex="normal"/>
    </style:style>
    <style:style style:name="T111" style:family="text">
      <style:text-properties fo:font-variant="normal" fo:text-transform="none" fo:color="#000000" style:text-line-through-style="none" style:text-line-through-type="none" style:font-name="Liberation Serif1" fo:font-size="12pt" fo:font-style="normal" style:text-underline-style="none" fo:font-weight="normal" officeooo:rsid="01609634" style:text-blinking="false" fo:background-color="transparent" loext:char-shading-value="0" style:font-style-asian="normal" style:font-weight-asian="normal" style:font-style-complex="normal" style:font-weight-complex="normal"/>
    </style:style>
    <style:style style:name="T112" style:family="text">
      <style:text-properties fo:font-variant="normal" fo:text-transform="none" fo:color="#000000" style:text-line-through-style="none" style:text-line-through-type="none" style:font-name="Liberation Serif1" fo:font-size="12pt" fo:font-style="normal" style:text-underline-style="none" fo:font-weight="normal" officeooo:rsid="0161e692" style:text-blinking="false" fo:background-color="transparent" loext:char-shading-value="0" style:font-style-asian="normal" style:font-weight-asian="normal" style:font-style-complex="normal" style:font-weight-complex="normal"/>
    </style:style>
    <style:style style:name="T113" style:family="text">
      <style:text-properties fo:font-variant="normal" fo:text-transform="none" fo:color="#000000" style:text-line-through-style="none" style:text-line-through-type="none" style:font-name="Liberation Serif1" fo:font-size="12pt" fo:font-style="normal" style:text-underline-style="none" fo:font-weight="normal" officeooo:rsid="016382df" style:text-blinking="false" fo:background-color="transparent" loext:char-shading-value="0" style:font-style-asian="normal" style:font-weight-asian="normal" style:font-style-complex="normal" style:font-weight-complex="normal"/>
    </style:style>
    <style:style style:name="T114" style:family="text">
      <style:text-properties fo:font-variant="normal" fo:text-transform="none" fo:color="#000000" style:text-line-through-style="none" style:text-line-through-type="none" style:font-name="Liberation Serif1" fo:font-size="12pt" fo:font-style="normal" style:text-underline-style="none" fo:font-weight="normal" officeooo:rsid="0169b300" style:text-blinking="false" fo:background-color="transparent" loext:char-shading-value="0" style:font-style-asian="normal" style:font-weight-asian="normal" style:font-style-complex="normal" style:font-weight-complex="normal"/>
    </style:style>
    <style:style style:name="T115" style:family="text">
      <style:text-properties fo:font-variant="normal" fo:text-transform="none" fo:color="#000000" style:text-line-through-style="none" style:text-line-through-type="none" style:font-name="Liberation Serif1" fo:font-size="12pt" fo:font-style="normal" style:text-underline-style="none" fo:font-weight="normal" officeooo:rsid="016b8f87" style:text-blinking="false" fo:background-color="transparent" loext:char-shading-value="0" style:font-style-asian="normal" style:font-weight-asian="normal" style:font-style-complex="normal" style:font-weight-complex="normal"/>
    </style:style>
    <style:style style:name="T116" style:family="text">
      <style:text-properties fo:font-variant="normal" fo:text-transform="none" fo:color="#000000" style:text-line-through-style="none" style:text-line-through-type="none" style:font-name="Liberation Serif1" fo:font-size="12pt" fo:font-style="normal" style:text-underline-style="none" fo:font-weight="normal" officeooo:rsid="01a17aaf" style:text-blinking="false" fo:background-color="transparent" loext:char-shading-value="0" style:font-style-asian="normal" style:font-weight-asian="normal" style:font-style-complex="normal" style:font-weight-complex="normal"/>
    </style:style>
    <style:style style:name="T117" style:family="text">
      <style:text-properties fo:font-variant="normal" fo:text-transform="none" fo:color="#000000" style:text-line-through-style="none" style:text-line-through-type="none" style:font-name="Liberation Serif1" fo:font-size="12pt" fo:font-style="normal" style:text-underline-style="none" fo:font-weight="normal" officeooo:rsid="01a4829c" style:text-blinking="false" fo:background-color="transparent" loext:char-shading-value="0" style:font-style-asian="normal" style:font-weight-asian="normal" style:font-style-complex="normal" style:font-weight-complex="normal"/>
    </style:style>
    <style:style style:name="T118"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style-asian="normal" style:font-style-complex="normal"/>
    </style:style>
    <style:style style:name="T119" style:family="text">
      <style:text-properties fo:font-variant="normal" fo:text-transform="none" fo:color="#000000" style:text-line-through-style="none" style:text-line-through-type="none" style:font-name="Liberation Serif1" fo:font-size="12pt" fo:font-style="normal" style:text-underline-style="none" fo:font-weight="normal" officeooo:rsid="01806d22" style:text-blinking="false" fo:background-color="transparent" loext:char-shading-value="0" style:font-style-asian="normal" style:font-style-complex="normal"/>
    </style:style>
    <style:style style:name="T120" style:family="text">
      <style:text-properties fo:font-variant="normal" fo:text-transform="none" fo:color="#000000" style:text-line-through-style="none" style:text-line-through-type="none" style:font-name="Liberation Serif1" fo:font-size="12pt" fo:font-style="normal" style:text-underline-style="none" fo:font-weight="normal" officeooo:rsid="01812bc0" style:text-blinking="false" fo:background-color="transparent" loext:char-shading-value="0" style:font-style-asian="normal" style:font-style-complex="normal"/>
    </style:style>
    <style:style style:name="T121" style:family="text">
      <style:text-properties fo:font-variant="normal" fo:text-transform="none" fo:color="#000000" style:text-line-through-style="none" style:text-line-through-type="none" style:font-name="Liberation Serif1" fo:font-size="12pt" fo:font-style="normal" style:text-underline-style="none" fo:font-weight="normal" officeooo:rsid="018bd735" style:text-blinking="false" fo:background-color="transparent" loext:char-shading-value="0" style:font-style-asian="normal" style:font-style-complex="normal"/>
    </style:style>
    <style:style style:name="T122" style:family="text">
      <style:text-properties fo:font-variant="normal" fo:text-transform="none" fo:color="#000000" style:text-line-through-style="none" style:text-line-through-type="none" style:font-name="Liberation Serif1" fo:font-size="12pt" fo:font-style="normal" style:text-underline-style="none" fo:font-weight="normal" officeooo:rsid="019d4df1" style:text-blinking="false" fo:background-color="transparent" loext:char-shading-value="0" style:font-style-asian="normal" style:font-style-complex="normal"/>
    </style:style>
    <style:style style:name="T123" style:family="text">
      <style:text-properties fo:font-variant="normal" fo:text-transform="none" fo:color="#000000" style:text-line-through-style="none" style:text-line-through-type="none" style:font-name="Liberation Serif1" fo:font-size="12pt" fo:font-style="normal" style:text-underline-style="none" fo:font-weight="normal" officeooo:rsid="019d8104" style:text-blinking="false" fo:background-color="transparent" loext:char-shading-value="0" style:font-style-asian="normal" style:font-style-complex="normal"/>
    </style:style>
    <style:style style:name="T124" style:family="text">
      <style:text-properties fo:font-variant="normal" fo:text-transform="none" fo:color="#000000" style:text-line-through-style="none" style:text-line-through-type="none" style:font-name="Liberation Serif1" fo:font-size="12pt" fo:font-style="normal" style:text-underline-style="none" fo:font-weight="normal" officeooo:rsid="011622b5" style:text-blinking="false" fo:background-color="transparent" loext:char-shading-value="0"/>
    </style:style>
    <style:style style:name="T125" style:family="text">
      <style:text-properties fo:font-variant="normal" fo:text-transform="none" fo:color="#000000" style:text-line-through-style="none" style:text-line-through-type="none" style:font-name="Liberation Serif1" fo:font-size="12pt" fo:font-style="normal" style:text-underline-style="none" fo:font-weight="normal" officeooo:rsid="0117486b" style:text-blinking="false" fo:background-color="transparent" loext:char-shading-value="0"/>
    </style:style>
    <style:style style:name="T126"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style>
    <style:style style:name="T127" style:family="text">
      <style:text-properties fo:font-variant="normal" fo:text-transform="none" fo:color="#000000" style:text-line-through-style="none" style:text-line-through-type="none" style:font-name="Liberation Serif1" fo:font-size="12pt" fo:font-style="normal" style:text-underline-style="none" fo:font-weight="normal" officeooo:rsid="011b5f93" style:text-blinking="false" fo:background-color="transparent" loext:char-shading-value="0"/>
    </style:style>
    <style:style style:name="T128" style:family="text">
      <style:text-properties fo:font-variant="normal" fo:text-transform="none" fo:color="#000000" style:text-line-through-style="none" style:text-line-through-type="none" style:font-name="Liberation Serif1" fo:font-size="12pt" fo:font-style="normal" style:text-underline-style="none" fo:font-weight="normal" officeooo:rsid="012274c7" style:text-blinking="false" fo:background-color="transparent" loext:char-shading-value="0"/>
    </style:style>
    <style:style style:name="T129" style:family="text">
      <style:text-properties fo:font-variant="normal" fo:text-transform="none" fo:color="#000000" style:text-line-through-style="none" style:text-line-through-type="none" style:font-name="Liberation Serif1" fo:font-size="12pt" fo:font-style="normal" style:text-underline-style="none" fo:font-weight="normal" officeooo:rsid="0123bcef" style:text-blinking="false" fo:background-color="transparent" loext:char-shading-value="0"/>
    </style:style>
    <style:style style:name="T130" style:family="text">
      <style:text-properties fo:font-variant="normal" fo:text-transform="none" fo:color="#000000" style:text-line-through-style="none" style:text-line-through-type="none" style:font-name="Liberation Serif1" fo:font-size="12pt" fo:font-style="normal" style:text-underline-style="none" fo:font-weight="normal" officeooo:rsid="00eb44d3" style:text-blinking="false" fo:background-color="transparent" loext:char-shading-value="0"/>
    </style:style>
    <style:style style:name="T131" style:family="text">
      <style:text-properties fo:font-variant="normal" fo:text-transform="none" fo:color="#000000" style:text-line-through-style="none" style:text-line-through-type="none" style:font-name="Liberation Serif1" fo:font-size="12pt" fo:font-style="normal" style:text-underline-style="none" fo:font-weight="normal" officeooo:rsid="0124b2b0" style:text-blinking="false" fo:background-color="transparent" loext:char-shading-value="0"/>
    </style:style>
    <style:style style:name="T132" style:family="text">
      <style:text-properties fo:font-variant="normal" fo:text-transform="none" fo:color="#000000" style:text-line-through-style="none" style:text-line-through-type="none" style:font-name="Liberation Serif1" fo:font-size="12pt" fo:font-style="normal" style:text-underline-style="none" fo:font-weight="normal" officeooo:rsid="012639c6" style:text-blinking="false" fo:background-color="transparent" loext:char-shading-value="0"/>
    </style:style>
    <style:style style:name="T133" style:family="text">
      <style:text-properties fo:font-variant="normal" fo:text-transform="none" fo:color="#000000" style:text-line-through-style="none" style:text-line-through-type="none" style:font-name="Liberation Serif1" fo:font-size="12pt" fo:font-style="normal" style:text-underline-style="none" fo:font-weight="normal" officeooo:rsid="0126b9a3" style:text-blinking="false" fo:background-color="transparent" loext:char-shading-value="0"/>
    </style:style>
    <style:style style:name="T134" style:family="text">
      <style:text-properties fo:font-variant="normal" fo:text-transform="none" fo:color="#000000" style:text-line-through-style="none" style:text-line-through-type="none" style:font-name="Liberation Serif1" fo:font-size="12pt" fo:font-style="normal" style:text-underline-style="none" fo:font-weight="normal" officeooo:rsid="012bd311" style:text-blinking="false" fo:background-color="transparent" loext:char-shading-value="0"/>
    </style:style>
    <style:style style:name="T135"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style>
    <style:style style:name="T136" style:family="text">
      <style:text-properties fo:font-variant="normal" fo:text-transform="none" fo:color="#000000" style:text-line-through-style="none" style:text-line-through-type="none" style:font-name="Liberation Serif1" fo:font-size="12pt" fo:font-style="normal" style:text-underline-style="none" fo:font-weight="normal" officeooo:rsid="0130d66d" style:text-blinking="false" fo:background-color="transparent" loext:char-shading-value="0"/>
    </style:style>
    <style:style style:name="T137" style:family="text">
      <style:text-properties fo:font-variant="normal" fo:text-transform="none" fo:color="#000000" style:text-line-through-style="none" style:text-line-through-type="none" style:font-name="Liberation Serif1" fo:font-size="12pt" fo:font-style="normal" style:text-underline-style="none" fo:font-weight="normal" officeooo:rsid="0132c24f" style:text-blinking="false" fo:background-color="transparent" loext:char-shading-value="0"/>
    </style:style>
    <style:style style:name="T138" style:family="text">
      <style:text-properties fo:font-variant="normal" fo:text-transform="none" fo:color="#000000" style:text-line-through-style="none" style:text-line-through-type="none" style:font-name="Liberation Serif1" fo:font-size="12pt" fo:font-style="normal" style:text-underline-style="none" fo:font-weight="normal" officeooo:rsid="01334fb8" style:text-blinking="false" fo:background-color="transparent" loext:char-shading-value="0"/>
    </style:style>
    <style:style style:name="T139" style:family="text">
      <style:text-properties fo:font-variant="normal" fo:text-transform="none" fo:color="#000000" style:text-line-through-style="none" style:text-line-through-type="none" style:font-name="Liberation Serif1" fo:font-size="12pt" fo:font-style="normal" style:text-underline-style="none" fo:font-weight="normal" officeooo:rsid="01347991" style:text-blinking="false" fo:background-color="transparent" loext:char-shading-value="0"/>
    </style:style>
    <style:style style:name="T140" style:family="text">
      <style:text-properties fo:font-variant="normal" fo:text-transform="none" fo:color="#000000" style:text-line-through-style="none" style:text-line-through-type="none" style:font-name="Liberation Serif1" fo:font-size="12pt" fo:font-style="normal" style:text-underline-style="none" fo:font-weight="normal" officeooo:rsid="013ba758" style:text-blinking="false" fo:background-color="transparent" loext:char-shading-value="0"/>
    </style:style>
    <style:style style:name="T141" style:family="text">
      <style:text-properties fo:font-variant="normal" fo:text-transform="none" fo:color="#000000" style:text-line-through-style="none" style:text-line-through-type="none" style:font-name="Liberation Serif1" fo:font-size="12pt" fo:font-style="normal" style:text-underline-style="none" fo:font-weight="normal" officeooo:rsid="013d480c" style:text-blinking="false" fo:background-color="transparent" loext:char-shading-value="0"/>
    </style:style>
    <style:style style:name="T142" style:family="text">
      <style:text-properties fo:font-variant="normal" fo:text-transform="none" fo:color="#000000" style:text-line-through-style="none" style:text-line-through-type="none" style:font-name="Liberation Serif1" fo:font-size="12pt" fo:font-style="normal" style:text-underline-style="none" fo:font-weight="normal" officeooo:rsid="013d73a7" style:text-blinking="false" fo:background-color="transparent" loext:char-shading-value="0"/>
    </style:style>
    <style:style style:name="T143" style:family="text">
      <style:text-properties fo:font-variant="normal" fo:text-transform="none" fo:color="#000000" style:text-line-through-style="none" style:text-line-through-type="none" style:font-name="Liberation Serif1" fo:font-size="12pt" fo:font-style="normal" style:text-underline-style="none" fo:font-weight="normal" officeooo:rsid="013da22f" style:text-blinking="false" fo:background-color="transparent" loext:char-shading-value="0"/>
    </style:style>
    <style:style style:name="T144"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style>
    <style:style style:name="T145" style:family="text">
      <style:text-properties fo:font-variant="normal" fo:text-transform="none" fo:color="#000000" style:text-line-through-style="none" style:text-line-through-type="none" style:font-name="Liberation Serif1" fo:font-size="12pt" fo:font-style="normal" style:text-underline-style="none" fo:font-weight="normal" officeooo:rsid="015a2b08" style:text-blinking="false" fo:background-color="transparent" loext:char-shading-value="0"/>
    </style:style>
    <style:style style:name="T146" style:family="text">
      <style:text-properties fo:font-variant="normal" fo:text-transform="none" fo:color="#000000" style:text-line-through-style="none" style:text-line-through-type="none" style:font-name="Liberation Serif1" fo:font-size="12pt" fo:font-style="normal" style:text-underline-style="none" fo:font-weight="normal" officeooo:rsid="015ba146" style:text-blinking="false" fo:background-color="transparent" loext:char-shading-value="0"/>
    </style:style>
    <style:style style:name="T147" style:family="text">
      <style:text-properties fo:font-variant="normal" fo:text-transform="none" fo:color="#000000" style:text-line-through-style="none" style:text-line-through-type="none" style:font-name="Liberation Serif1" fo:font-size="12pt" fo:font-style="normal" style:text-underline-style="none" fo:font-weight="normal" officeooo:rsid="015ba977" style:text-blinking="false" fo:background-color="transparent" loext:char-shading-value="0"/>
    </style:style>
    <style:style style:name="T148" style:family="text">
      <style:text-properties fo:font-variant="normal" fo:text-transform="none" fo:color="#000000" style:text-line-through-style="none" style:text-line-through-type="none" style:font-name="Liberation Serif1" fo:font-size="12pt" fo:font-style="normal" style:text-underline-style="none" fo:font-weight="normal" officeooo:rsid="01806d22" style:text-blinking="false" fo:background-color="transparent" loext:char-shading-value="0"/>
    </style:style>
    <style:style style:name="T149" style:family="text">
      <style:text-properties fo:font-variant="normal" fo:text-transform="none" fo:color="#000000" style:text-line-through-style="none" style:text-line-through-type="none" style:font-name="Liberation Serif1" fo:font-size="12pt" fo:font-style="normal" style:text-underline-style="none" fo:font-weight="normal" officeooo:rsid="0181cff6" style:text-blinking="false" fo:background-color="transparent" loext:char-shading-value="0"/>
    </style:style>
    <style:style style:name="T150" style:family="text">
      <style:text-properties fo:font-variant="normal" fo:text-transform="none" fo:color="#000000" style:text-line-through-style="none" style:text-line-through-type="none" style:font-name="Liberation Serif1" fo:font-size="12pt" fo:font-style="normal" style:text-underline-style="none" fo:font-weight="normal" officeooo:rsid="01821e8d" style:text-blinking="false" fo:background-color="transparent" loext:char-shading-value="0"/>
    </style:style>
    <style:style style:name="T151" style:family="text">
      <style:text-properties fo:font-variant="normal" fo:text-transform="none" fo:color="#000000" style:text-line-through-style="none" style:text-line-through-type="none" style:font-name="Liberation Serif1" fo:font-size="12pt" fo:font-style="normal" style:text-underline-style="none" fo:font-weight="normal" officeooo:rsid="018634dd" style:text-blinking="false" fo:background-color="transparent" loext:char-shading-value="0"/>
    </style:style>
    <style:style style:name="T152" style:family="text">
      <style:text-properties fo:font-variant="normal" fo:text-transform="none" fo:color="#000000" style:text-line-through-style="none" style:text-line-through-type="none" style:font-name="Liberation Serif1" fo:font-size="12pt" fo:font-style="normal" style:text-underline-style="none" fo:font-weight="normal" officeooo:rsid="01873e45" style:text-blinking="false" fo:background-color="transparent" loext:char-shading-value="0"/>
    </style:style>
    <style:style style:name="T153" style:family="text">
      <style:text-properties fo:font-variant="normal" fo:text-transform="none" fo:color="#000000" style:text-line-through-style="none" style:text-line-through-type="none" style:font-name="Liberation Serif1" fo:font-size="12pt" fo:font-style="normal" style:text-underline-style="none" fo:font-weight="normal" officeooo:rsid="018bd735" style:text-blinking="false" fo:background-color="transparent" loext:char-shading-value="0"/>
    </style:style>
    <style:style style:name="T154" style:family="text">
      <style:text-properties fo:font-variant="normal" fo:text-transform="none" fo:color="#000000" style:text-line-through-style="none" style:text-line-through-type="none" style:font-name="Liberation Serif1" fo:font-size="12pt" fo:font-style="normal" style:text-underline-style="none" fo:font-weight="normal" officeooo:rsid="01955fcf" style:text-blinking="false" fo:background-color="transparent" loext:char-shading-value="0"/>
    </style:style>
    <style:style style:name="T155" style:family="text">
      <style:text-properties fo:font-variant="normal" fo:text-transform="none" fo:color="#000000" style:text-line-through-style="none" style:text-line-through-type="none" style:font-name="Liberation Serif1" fo:font-size="12pt" fo:font-style="normal" style:text-underline-style="none" fo:font-weight="normal" officeooo:rsid="01969a52" style:text-blinking="false" fo:background-color="transparent" loext:char-shading-value="0"/>
    </style:style>
    <style:style style:name="T156" style:family="text">
      <style:text-properties fo:font-variant="normal" fo:text-transform="none" fo:color="#000000" style:text-line-through-style="none" style:text-line-through-type="none" style:font-name="Liberation Serif1" fo:font-size="12pt" fo:font-style="normal" style:text-underline-style="none" fo:font-weight="normal" officeooo:rsid="01973a60" style:text-blinking="false" fo:background-color="transparent" loext:char-shading-value="0"/>
    </style:style>
    <style:style style:name="T157" style:family="text">
      <style:text-properties fo:font-variant="normal" fo:text-transform="none" fo:color="#000000" style:text-line-through-style="none" style:text-line-through-type="none" style:font-name="Liberation Serif1" fo:font-size="12pt" fo:font-style="normal" style:text-underline-style="none" fo:font-weight="normal" officeooo:rsid="0198c10a" style:text-blinking="false" fo:background-color="transparent" loext:char-shading-value="0"/>
    </style:style>
    <style:style style:name="T158" style:family="text">
      <style:text-properties fo:font-variant="normal" fo:text-transform="none" fo:color="#000000" style:text-line-through-style="none" style:text-line-through-type="none" style:font-name="Liberation Serif1" fo:font-size="12pt" fo:font-style="normal" style:text-underline-style="none" fo:font-weight="normal" officeooo:rsid="0199ba1b" style:text-blinking="false" fo:background-color="transparent" loext:char-shading-value="0"/>
    </style:style>
    <style:style style:name="T159" style:family="text">
      <style:text-properties fo:font-variant="normal" fo:text-transform="none" fo:color="#000000" style:text-line-through-style="none" style:text-line-through-type="none" style:font-name="Liberation Serif1" fo:font-size="12pt" fo:font-style="normal" style:text-underline-style="none" fo:font-weight="normal" officeooo:rsid="019ba3cd" style:text-blinking="false" fo:background-color="transparent" loext:char-shading-value="0"/>
    </style:style>
    <style:style style:name="T160" style:family="text">
      <style:text-properties fo:font-variant="normal" fo:text-transform="none" fo:color="#000000" style:text-line-through-style="none" style:text-line-through-type="none" style:font-name="Liberation Serif1" fo:font-size="12pt" fo:font-style="normal" style:text-underline-style="none" fo:font-weight="normal" officeooo:rsid="019d4df1" style:text-blinking="false" fo:background-color="transparent" loext:char-shading-value="0"/>
    </style:style>
    <style:style style:name="T161" style:family="text">
      <style:text-properties fo:font-variant="normal" fo:text-transform="none" fo:color="#000000" style:text-line-through-style="none" style:text-line-through-type="none" style:font-name="Liberation Serif1" fo:font-size="12pt" fo:font-style="normal" style:text-underline-style="none" fo:font-weight="normal" officeooo:rsid="019d8104" style:text-blinking="false" fo:background-color="transparent" loext:char-shading-value="0"/>
    </style:style>
    <style:style style:name="T162" style:family="text">
      <style:text-properties fo:font-variant="normal" fo:text-transform="none" fo:color="#000000" style:text-line-through-style="none" style:text-line-through-type="none" style:font-name="Liberation Serif1" fo:font-size="12pt" fo:font-style="normal" style:text-underline-style="none" fo:font-weight="normal" officeooo:rsid="019f3d9f" style:text-blinking="false" fo:background-color="transparent" loext:char-shading-value="0"/>
    </style:style>
    <style:style style:name="T163" style:family="text">
      <style:text-properties fo:font-variant="normal" fo:text-transform="none" fo:color="#000000" style:text-line-through-style="none" style:text-line-through-type="none" style:font-name="Liberation Serif1" fo:font-size="12pt" fo:font-style="normal" style:text-underline-style="none" fo:font-weight="normal" officeooo:rsid="019feb87" style:text-blinking="false" fo:background-color="transparent" loext:char-shading-value="0"/>
    </style:style>
    <style:style style:name="T164" style:family="text">
      <style:text-properties fo:font-variant="normal" fo:text-transform="none" fo:color="#000000" style:text-line-through-style="none" style:text-line-through-type="none" style:font-name="Liberation Serif1" fo:font-size="12pt" fo:font-style="normal" style:text-underline-style="none" fo:font-weight="normal" officeooo:rsid="01a026b0" style:text-blinking="false" fo:background-color="transparent" loext:char-shading-value="0"/>
    </style:style>
    <style:style style:name="T165" style:family="text">
      <style:text-properties fo:font-variant="normal" fo:text-transform="none" fo:color="#000000" style:text-line-through-style="none" style:text-line-through-type="none" style:font-name="Liberation Serif1" fo:font-size="12pt" fo:font-style="normal" style:text-underline-style="none" fo:font-weight="normal" officeooo:rsid="01afb2b1" style:text-blinking="false" fo:background-color="transparent" loext:char-shading-value="0"/>
    </style:style>
    <style:style style:name="T166"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167" style:family="text">
      <style:text-properties fo:font-variant="normal" fo:text-transform="none" fo:color="#000000" style:text-line-through-style="none" style:text-line-through-type="none" style:font-name="Liberation Serif1" fo:font-size="12pt" fo:font-style="normal" style:text-underline-style="none" fo:font-weight="bold" officeooo:rsid="018bd735" style:text-blinking="false" fo:background-color="transparent" loext:char-shading-value="0"/>
    </style:style>
    <style:style style:name="T168" style:family="text">
      <style:text-properties fo:font-variant="normal" fo:text-transform="none" fo:color="#000000" style:text-line-through-style="none" style:text-line-through-type="none" style:font-name="Liberation Serif1" fo:font-size="12pt" fo:font-style="normal" style:text-underline-style="none" fo:font-weight="bold" officeooo:rsid="0190d400" style:text-blinking="false" fo:background-color="transparent" loext:char-shading-value="0"/>
    </style:style>
    <style:style style:name="T169" style:family="text">
      <style:text-properties fo:font-variant="normal" fo:text-transform="none" fo:color="#000000" style:text-line-through-style="none" style:text-line-through-type="none" style:font-name="Liberation Serif1" fo:font-size="12pt" fo:font-style="normal" style:text-underline-style="none" fo:font-weight="bold" officeooo:rsid="0192a4b7" style:text-blinking="false" fo:background-color="transparent" loext:char-shading-value="0"/>
    </style:style>
    <style:style style:name="T170"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font-weight-asian="bold" style:font-weight-complex="bold"/>
    </style:style>
    <style:style style:name="T171" style:family="text">
      <style:text-properties fo:font-variant="normal" fo:text-transform="none" fo:color="#000000" style:text-line-through-style="none" style:text-line-through-type="none" style:font-name="Liberation Serif1" fo:font-size="12pt" fo:font-style="normal" style:text-underline-style="none" fo:font-weight="bold" officeooo:rsid="0199ba1b" style:text-blinking="false" fo:background-color="transparent" loext:char-shading-value="0" style:font-weight-asian="bold" style:font-weight-complex="bold"/>
    </style:style>
    <style:style style:name="T172"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173" style:family="text">
      <style:text-properties fo:font-variant="normal" fo:text-transform="none" fo:color="#000000" style:text-line-through-style="none" style:text-line-through-type="none" style:font-name="Liberation Serif1" fo:font-size="12pt" fo:font-style="normal" style:text-underline-style="none" officeooo:rsid="00ebeb25" style:text-blinking="false" fo:background-color="transparent" loext:char-shading-value="0"/>
    </style:style>
    <style:style style:name="T174" style:family="text">
      <style:text-properties fo:font-variant="normal" fo:text-transform="none" fo:color="#000000" style:text-line-through-style="none" style:text-line-through-type="none" style:font-name="Liberation Serif1" fo:font-size="12pt" fo:font-style="normal" style:text-underline-style="none" officeooo:rsid="00e51767" style:text-blinking="false" fo:background-color="transparent" loext:char-shading-value="0"/>
    </style:style>
    <style:style style:name="T175" style:family="text">
      <style:text-properties fo:font-variant="normal" fo:text-transform="none" fo:color="#000000" style:text-line-through-style="none" style:text-line-through-type="none" style:font-name="Liberation Serif1" fo:font-size="12pt" fo:font-style="normal" style:text-underline-style="none" officeooo:rsid="018f133b" style:text-blinking="false" fo:background-color="transparent" loext:char-shading-value="0"/>
    </style:style>
    <style:style style:name="T176" style:family="text">
      <style:text-properties fo:font-variant="normal" fo:text-transform="none" fo:color="#000000" style:text-line-through-style="none" style:text-line-through-type="none" style:font-name="Liberation Serif1" fo:font-size="12pt" fo:font-style="normal" style:text-underline-style="none" officeooo:rsid="018f2218" style:text-blinking="false" fo:background-color="transparent" loext:char-shading-value="0"/>
    </style:style>
    <style:style style:name="T177" style:family="text">
      <style:text-properties fo:font-variant="normal" fo:text-transform="none" fo:color="#000000" style:text-line-through-style="none" style:text-line-through-type="none" style:font-name="Liberation Serif1" fo:font-size="12pt" fo:font-style="normal" style:text-underline-style="none" officeooo:rsid="0199ba1b" style:text-blinking="false" fo:background-color="transparent" loext:char-shading-value="0"/>
    </style:style>
    <style:style style:name="T178" style:family="text">
      <style:text-properties fo:font-variant="normal" fo:text-transform="none" fo:color="#000000" style:text-line-through-style="none" style:text-line-through-type="none" style:font-name="Liberation Serif1" fo:font-size="12pt" fo:font-style="normal" style:text-underline-style="none" officeooo:rsid="01a99715" style:text-blinking="false" fo:background-color="transparent" loext:char-shading-value="0"/>
    </style:style>
    <style:style style:name="T179" style:family="text">
      <style:text-properties fo:font-variant="normal" fo:text-transform="none" fo:color="#000000" style:text-line-through-style="none" style:text-line-through-type="none" style:font-name="Liberation Serif1" fo:font-size="12pt" fo:font-style="normal" style:text-underline-style="none" officeooo:rsid="01abec03" style:text-blinking="false" fo:background-color="transparent" loext:char-shading-value="0"/>
    </style:style>
    <style:style style:name="T180" style:family="text">
      <style:text-properties fo:font-variant="normal" fo:text-transform="none" fo:color="#000000" style:text-line-through-style="none" style:text-line-through-type="none" style:font-name="Liberation Serif1" fo:font-size="12pt" fo:font-style="normal" style:text-underline-style="none" officeooo:rsid="01acfe9b" style:text-blinking="false" fo:background-color="transparent" loext:char-shading-value="0"/>
    </style:style>
    <style:style style:name="T181" style:family="text">
      <style:text-properties fo:font-variant="normal" fo:text-transform="none" fo:color="#000000" style:text-line-through-style="none" style:text-line-through-type="none" style:font-name="Liberation Serif1" fo:font-size="12pt" fo:font-style="normal" style:text-underline-style="none" officeooo:rsid="01ada94d" style:text-blinking="false" fo:background-color="transparent" loext:char-shading-value="0"/>
    </style:style>
    <style:style style:name="T182"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83" style:family="text">
      <style:text-properties fo:font-variant="normal" fo:text-transform="none" fo:color="#000000" style:text-line-through-style="none" style:text-line-through-type="none" style:font-name="Liberation Serif1" fo:font-size="12pt" fo:font-style="italic" style:text-underline-style="none" fo:font-weight="normal" officeooo:rsid="00fbf553" style:text-blinking="false" fo:background-color="transparent" loext:char-shading-value="0" style:font-style-asian="italic" style:font-weight-asian="normal" style:font-style-complex="italic" style:font-weight-complex="normal"/>
    </style:style>
    <style:style style:name="T184" style:family="text">
      <style:text-properties fo:font-variant="normal" fo:text-transform="none" fo:color="#000000" style:text-line-through-style="none" style:text-line-through-type="none" style:font-name="Liberation Serif1" fo:font-size="12pt" fo:font-style="italic" style:text-underline-style="none" fo:font-weight="normal" officeooo:rsid="010ac058" style:text-blinking="false" fo:background-color="transparent" loext:char-shading-value="0" style:font-style-asian="italic" style:font-weight-asian="normal" style:font-style-complex="italic" style:font-weight-complex="normal"/>
    </style:style>
    <style:style style:name="T185" style:family="text">
      <style:text-properties fo:font-variant="normal" fo:text-transform="none" fo:color="#000000" style:text-line-through-style="none" style:text-line-through-type="none" style:font-name="Liberation Serif1" fo:font-size="12pt" fo:font-style="italic" style:text-underline-style="none" fo:font-weight="normal" officeooo:rsid="011416ae" style:text-blinking="false" fo:background-color="transparent" loext:char-shading-value="0" style:font-style-asian="italic" style:font-weight-asian="normal" style:font-style-complex="italic" style:font-weight-complex="normal"/>
    </style:style>
    <style:style style:name="T186"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italic" style:font-weight-asian="normal" style:font-style-complex="italic" style:font-weight-complex="normal"/>
    </style:style>
    <style:style style:name="T187" style:family="text">
      <style:text-properties fo:font-variant="normal" fo:text-transform="none" fo:color="#000000" style:text-line-through-style="none" style:text-line-through-type="none" style:font-name="Liberation Serif1" fo:font-size="12pt" fo:font-style="italic" style:text-underline-style="none" fo:font-weight="normal" officeooo:rsid="00ffd0c1" style:text-blinking="false" fo:background-color="transparent" loext:char-shading-value="0" style:font-style-asian="italic" style:font-weight-asian="normal" style:font-style-complex="italic" style:font-weight-complex="normal"/>
    </style:style>
    <style:style style:name="T188" style:family="text">
      <style:text-properties fo:font-variant="normal" fo:text-transform="none" fo:color="#000000" style:text-line-through-style="none" style:text-line-through-type="none" style:font-name="Liberation Serif1" fo:font-size="12pt" fo:font-style="italic" style:text-underline-style="none" fo:font-weight="normal" officeooo:rsid="010bd885" style:text-blinking="false" fo:background-color="transparent" loext:char-shading-value="0" style:font-style-asian="italic" style:font-weight-asian="normal" style:font-style-complex="italic" style:font-weight-complex="normal"/>
    </style:style>
    <style:style style:name="T189" style:family="text">
      <style:text-properties fo:font-variant="normal" fo:text-transform="none" fo:color="#000000" style:text-line-through-style="none" style:text-line-through-type="none" style:font-name="Liberation Serif1" fo:font-size="12pt" fo:font-style="italic" style:text-underline-style="none" fo:font-weight="normal" officeooo:rsid="01a4829c" style:text-blinking="false" fo:background-color="transparent" loext:char-shading-value="0" style:font-style-asian="italic" style:font-weight-asian="normal" style:font-style-complex="italic" style:font-weight-complex="normal"/>
    </style:style>
    <style:style style:name="T190"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font-style-asian="italic" style:font-style-complex="italic"/>
    </style:style>
    <style:style style:name="T191" style:family="text">
      <style:text-properties fo:font-variant="normal" fo:text-transform="none" fo:color="#000000" style:text-line-through-style="none" style:text-line-through-type="none" style:font-name="Liberation Serif1" fo:font-size="12pt" fo:font-style="italic" style:text-underline-style="none" fo:font-weight="normal" officeooo:rsid="01510050" style:text-blinking="false" fo:background-color="transparent" loext:char-shading-value="0" style:font-style-asian="italic" style:font-style-complex="italic"/>
    </style:style>
    <style:style style:name="T192" style:family="text">
      <style:text-properties fo:font-variant="normal" fo:text-transform="none" fo:color="#000000" style:text-line-through-style="none" style:text-line-through-type="none" style:font-name="Liberation Serif1" fo:font-size="12pt" fo:font-style="italic" style:text-underline-style="none" fo:font-weight="normal" officeooo:rsid="01806d22" style:text-blinking="false" fo:background-color="transparent" loext:char-shading-value="0" style:font-style-asian="italic" style:font-style-complex="italic"/>
    </style:style>
    <style:style style:name="T193" style:family="text">
      <style:text-properties fo:font-variant="normal" fo:text-transform="none" fo:color="#000000" style:text-line-through-style="none" style:text-line-through-type="none" style:font-name="Liberation Serif1" fo:font-size="12pt" fo:font-style="italic" style:text-underline-style="none" fo:font-weight="normal" officeooo:rsid="01812bc0" style:text-blinking="false" fo:background-color="transparent" loext:char-shading-value="0" style:font-style-asian="italic" style:font-style-complex="italic"/>
    </style:style>
    <style:style style:name="T194" style:family="text">
      <style:text-properties fo:font-variant="normal" fo:text-transform="none" fo:color="#000000" style:text-line-through-style="none" style:text-line-through-type="none" style:font-name="Liberation Serif1" fo:font-size="12pt" fo:font-style="italic" style:text-underline-style="none" fo:font-weight="normal" officeooo:rsid="019d4df1" style:text-blinking="false" fo:background-color="transparent" loext:char-shading-value="0" style:font-style-asian="italic" style:font-style-complex="italic"/>
    </style:style>
    <style:style style:name="T195"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196" style:family="text">
      <style:text-properties fo:font-variant="normal" fo:text-transform="none" fo:color="#1155cc" style:text-line-through-style="none" style:text-line-through-type="none" style:font-name="Liberation Serif1" fo:font-size="12pt" fo:font-style="normal" style:text-underline-style="solid" style:text-underline-width="auto" style:text-underline-color="font-color" fo:font-weight="bold" style:text-blinking="false" fo:background-color="transparent" loext:char-shading-value="0"/>
    </style:style>
    <style:style style:name="T197" style:family="text">
      <style:text-properties officeooo:rsid="00e7e098"/>
    </style:style>
    <style:style style:name="T198" style:family="text">
      <style:text-properties fo:font-style="italic" fo:font-weight="normal" style:font-style-asian="italic" style:font-weight-asian="normal" style:font-style-complex="italic" style:font-weight-complex="normal"/>
    </style:style>
    <style:style style:name="T199" style:family="text">
      <style:text-properties fo:font-style="italic" fo:font-weight="normal" officeooo:rsid="0130d66d" style:font-style-asian="italic" style:font-weight-asian="normal" style:font-style-complex="italic" style:font-weight-complex="normal"/>
    </style:style>
    <style:style style:name="T200" style:family="text">
      <style:text-properties fo:font-style="italic" fo:font-weight="normal" officeooo:rsid="01510050"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weight="normal" style:font-weight-asian="normal" style:font-weight-complex="normal"/>
    </style:style>
    <style:style style:name="T203" style:family="text">
      <style:text-properties fo:font-weight="normal" officeooo:rsid="00ed1aad" style:font-weight-asian="normal" style:font-weight-complex="normal"/>
    </style:style>
    <style:style style:name="T204" style:family="text">
      <style:text-properties fo:font-weight="normal" officeooo:rsid="0130d66d" style:font-weight-asian="normal" style:font-weight-complex="normal"/>
    </style:style>
    <style:style style:name="T205" style:family="text">
      <style:text-properties fo:font-weight="normal" officeooo:rsid="01352124" style:font-weight-asian="normal" style:font-weight-complex="normal"/>
    </style:style>
    <style:style style:name="T206" style:family="text">
      <style:text-properties fo:font-weight="normal" officeooo:rsid="01347991" style:font-weight-asian="normal" style:font-weight-complex="normal"/>
    </style:style>
    <style:style style:name="T207" style:family="text">
      <style:text-properties fo:font-weight="normal" officeooo:rsid="01371ef5" style:font-weight-asian="normal" style:font-weight-complex="normal"/>
    </style:style>
    <style:style style:name="T208" style:family="text">
      <style:text-properties fo:font-weight="normal" officeooo:rsid="013dc980" style:font-weight-asian="normal" style:font-weight-complex="normal"/>
    </style:style>
    <style:style style:name="T209" style:family="text">
      <style:text-properties fo:font-weight="normal" officeooo:rsid="01510050" style:font-weight-asian="normal" style:font-weight-complex="normal"/>
    </style:style>
    <style:style style:name="T210" style:family="text">
      <style:text-properties fo:font-weight="normal" officeooo:rsid="014f5d77" style:font-weight-asian="normal" style:font-weight-complex="normal"/>
    </style:style>
    <style:style style:name="T211" style:family="text">
      <style:text-properties fo:font-weight="normal" officeooo:rsid="016cc5cb" style:font-weight-asian="normal" style:font-weight-complex="normal"/>
    </style:style>
    <style:style style:name="T212" style:family="text">
      <style:text-properties fo:font-weight="normal" officeooo:rsid="016e80b6" style:font-weight-asian="normal" style:font-weight-complex="normal"/>
    </style:style>
    <style:style style:name="T213" style:family="text">
      <style:text-properties fo:font-weight="normal" officeooo:rsid="016eb11d" style:font-weight-asian="normal" style:font-weight-complex="normal"/>
    </style:style>
    <style:style style:name="T214" style:family="text">
      <style:text-properties fo:font-weight="normal" officeooo:rsid="01a991f9" style:font-weight-asian="normal" style:font-weight-complex="normal"/>
    </style:style>
    <style:style style:name="T215" style:family="text">
      <style:text-properties fo:font-weight="bold" style:font-weight-asian="bold" style:font-weight-complex="bold"/>
    </style:style>
    <style:style style:name="T216" style:family="text">
      <style:text-properties fo:font-weight="bold" officeooo:rsid="010c228e" style:font-weight-asian="bold" style:font-weight-complex="bold"/>
    </style:style>
    <style:style style:name="T217" style:family="text">
      <style:text-properties fo:font-weight="bold" officeooo:rsid="00ee6e9a" style:font-weight-asian="bold" style:font-weight-complex="bold"/>
    </style:style>
    <style:style style:name="T218" style:family="text">
      <style:text-properties fo:font-weight="bold" style:font-style-asian="normal" style:font-weight-asian="bold" style:font-style-complex="normal" style:font-weight-complex="bold"/>
    </style:style>
    <style:style style:name="T219" style:family="text">
      <style:text-properties officeooo:rsid="00eff405"/>
    </style:style>
    <style:style style:name="T220" style:family="text">
      <style:text-properties fo:font-style="normal" style:font-style-asian="normal" style:font-style-complex="normal"/>
    </style:style>
    <style:style style:name="T221" style:family="text">
      <style:text-properties fo:font-style="normal" officeooo:rsid="0128a6de" style:font-style-asian="normal" style:font-style-complex="normal"/>
    </style:style>
    <style:style style:name="T222" style:family="text">
      <style:text-properties fo:font-style="normal" officeooo:rsid="012a8bce" style:font-style-asian="normal" style:font-style-complex="normal"/>
    </style:style>
    <style:style style:name="T223" style:family="text">
      <style:text-properties fo:font-style="normal" fo:font-weight="normal" officeooo:rsid="012a8bce" style:font-style-asian="normal" style:font-weight-asian="normal" style:font-style-complex="normal" style:font-weight-complex="normal"/>
    </style:style>
    <style:style style:name="T224" style:family="text">
      <style:text-properties fo:font-style="normal" fo:font-weight="normal" officeooo:rsid="012d506a" style:font-style-asian="normal" style:font-weight-asian="normal" style:font-style-complex="normal" style:font-weight-complex="normal"/>
    </style:style>
    <style:style style:name="T225" style:family="text">
      <style:text-properties fo:font-style="normal" fo:font-weight="normal" officeooo:rsid="0130d66d" style:font-style-asian="normal" style:font-weight-asian="normal" style:font-style-complex="normal" style:font-weight-complex="normal"/>
    </style:style>
    <style:style style:name="T226" style:family="text">
      <style:text-properties fo:font-style="normal" fo:font-weight="normal" officeooo:rsid="01347991" style:font-style-asian="normal" style:font-weight-asian="normal" style:font-style-complex="normal" style:font-weight-complex="normal"/>
    </style:style>
    <style:style style:name="T227" style:family="text">
      <style:text-properties fo:font-style="normal" fo:font-weight="normal" officeooo:rsid="013ba758" style:font-style-asian="normal" style:font-weight-asian="normal" style:font-style-complex="normal" style:font-weight-complex="normal"/>
    </style:style>
    <style:style style:name="T228" style:family="text">
      <style:text-properties fo:font-style="normal" fo:font-weight="normal" officeooo:rsid="013ec301" style:font-style-asian="normal" style:font-weight-asian="normal" style:font-style-complex="normal" style:font-weight-complex="normal"/>
    </style:style>
    <style:style style:name="T229" style:family="text">
      <style:text-properties fo:font-style="normal" fo:font-weight="normal" officeooo:rsid="014080e8" style:font-style-asian="normal" style:font-weight-asian="normal" style:font-style-complex="normal" style:font-weight-complex="normal"/>
    </style:style>
    <style:style style:name="T230" style:family="text">
      <style:text-properties fo:font-style="normal" fo:font-weight="normal" officeooo:rsid="0140836c" style:font-style-asian="normal" style:font-weight-asian="normal" style:font-style-complex="normal" style:font-weight-complex="normal"/>
    </style:style>
    <style:style style:name="T231" style:family="text">
      <style:text-properties fo:font-style="normal" fo:font-weight="normal" officeooo:rsid="014e9c7c" style:font-style-asian="normal" style:font-weight-asian="normal" style:font-style-complex="normal" style:font-weight-complex="normal"/>
    </style:style>
    <style:style style:name="T232" style:family="text">
      <style:text-properties fo:font-style="normal" fo:font-weight="normal" officeooo:rsid="01510050" style:font-style-asian="normal" style:font-weight-asian="normal" style:font-style-complex="normal" style:font-weight-complex="normal"/>
    </style:style>
    <style:style style:name="T233" style:family="text">
      <style:text-properties fo:font-style="normal" fo:font-weight="normal" officeooo:rsid="0156fb91" style:font-style-asian="normal" style:font-weight-asian="normal" style:font-style-complex="normal" style:font-weight-complex="normal"/>
    </style:style>
    <style:style style:name="T234" style:family="text">
      <style:text-properties fo:font-style="normal" fo:font-weight="normal" officeooo:rsid="0158906c" style:font-style-asian="normal" style:font-weight-asian="normal" style:font-style-complex="normal" style:font-weight-complex="normal"/>
    </style:style>
    <style:style style:name="T235" style:family="text">
      <style:text-properties fo:font-style="normal" fo:font-weight="normal" officeooo:rsid="0159cc6d" style:font-style-asian="normal" style:font-weight-asian="normal" style:font-style-complex="normal" style:font-weight-complex="normal"/>
    </style:style>
    <style:style style:name="T236" style:family="text">
      <style:text-properties fo:font-style="normal" fo:font-weight="normal" officeooo:rsid="0163b397" style:font-style-asian="normal" style:font-weight-asian="normal" style:font-style-complex="normal" style:font-weight-complex="normal"/>
    </style:style>
    <style:style style:name="T237" style:family="text">
      <style:text-properties fo:font-style="normal" fo:font-weight="normal" officeooo:rsid="0172e2b4" style:font-style-asian="normal" style:font-weight-asian="normal" style:font-style-complex="normal" style:font-weight-complex="normal"/>
    </style:style>
    <style:style style:name="T238" style:family="text">
      <style:text-properties fo:font-style="normal" fo:font-weight="normal" officeooo:rsid="01749a31" style:font-style-asian="normal" style:font-weight-asian="normal" style:font-style-complex="normal" style:font-weight-complex="normal"/>
    </style:style>
    <style:style style:name="T239" style:family="text">
      <style:text-properties fo:font-style="normal" fo:font-weight="normal" officeooo:rsid="0174d761" style:font-style-asian="normal" style:font-weight-asian="normal" style:font-style-complex="normal" style:font-weight-complex="normal"/>
    </style:style>
    <style:style style:name="T240" style:family="text">
      <style:text-properties officeooo:rsid="012bd311"/>
    </style:style>
    <style:style style:name="T241" style:family="text">
      <style:text-properties style:font-style-asian="normal" style:font-style-complex="normal"/>
    </style:style>
    <style:style style:name="T242" style:family="text">
      <style:text-properties officeooo:rsid="01a991f9" style:font-style-asian="normal" style:font-style-complex="normal"/>
    </style:style>
    <style:style style:name="T243" style:family="text">
      <style:text-properties officeooo:rsid="0143c9d1"/>
    </style:style>
    <style:style style:name="T244" style:family="text">
      <style:text-properties officeooo:rsid="015a2b08"/>
    </style:style>
    <style:style style:name="T245" style:family="text">
      <style:text-properties officeooo:rsid="017bc614"/>
    </style:style>
    <style:style style:name="T246" style:family="text">
      <style:text-properties officeooo:rsid="017bc695"/>
    </style:style>
    <style:style style:name="T247" style:family="text">
      <style:text-properties officeooo:rsid="0183361d"/>
    </style:style>
    <style:style style:name="T248" style:family="text">
      <style:text-properties officeooo:rsid="0184de1b"/>
    </style:style>
    <style:style style:name="T249" style:family="text">
      <style:text-properties officeooo:rsid="01a032a6"/>
    </style:style>
    <style:style style:name="T250" style:family="text">
      <style:text-properties officeooo:rsid="01afb2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37165646-7fff-d5d9-d95f-ce1a0ecfbaec"/></text:p>
      <text:p text:style-name="P22">AN ANALYSIS OF HUMAN BIOLOGY AND INSTITUTIONS THROUGH AN EVOLUTIONARY LENS</text:p>
      <text:p text:style-name="Text_20_body"/>
      <text:p text:style-name="P39"><text:span text:style-name="T166">Section 1: </text:span><text:span text:style-name="T168">Evolution and </text:span><text:span text:style-name="T169">The Purpose of </text:span><text:span text:style-name="T167">Sex</text:span></text:p>
      <text:p text:style-name="Text_20_body"/>
      <text:p text:style-name="P22">1.</text:p>
      <text:p text:style-name="Text_20_body"/>
      <text:p text:style-name="P39"><text:span text:style-name="T3">Everything with regards to life on earth can be understood in the context of evolution; humanity is no exception. While the implications derived from even a basic understanding of evolution are extraordinarily profound—so profound, in fact, that they effortlessly overshadow over two and half thousand years of political, religious, and social theory, including virtually all modern political theories—they are rarely recognized, much less discussed, in mainstream discourse (or any discourse for that matter). Ironically, the reasons for this lack of discussion themselves are easily explainable by human evolution and, in retrospect, are so simple and obvious, many readers who find themselves on the wrong side of the argument </text:span><text:span text:style-name="T55">may</text:span><text:span text:style-name="T3"> feel </text:span><text:span text:style-name="T49">subconscious shame at </text:span><text:span text:style-name="T55">how retrospectively obvious they were</text:span><text:span text:style-name="T3">, </text:span><text:span text:style-name="T145">thus</text:span><text:span text:style-name="T3"> </text:span><text:span text:style-name="T56">r</text:span><text:span text:style-name="T3">eject</text:span><text:span text:style-name="T145">ing</text:span><text:span text:style-name="T3"> </text:span><text:span text:style-name="T49">them</text:span><text:span text:style-name="T3"> at a conscious level.</text:span></text:p>
      <text:p text:style-name="Text_20_body"/>
      <text:p text:style-name="P39"><text:span text:style-name="T3">Regardless, for a rigorous discussion to be had concerning humanity in general, one must begin by defining (or at least, having a reasonable understanding of) what humanity is. As the homo sapiens species did not </text:span><text:span text:style-name="T57">spontaneously </text:span><text:span text:style-name="T3">arise in a vacuum, and humans are not born blank slates as Locke quite naively </text:span><text:span text:style-name="T58">hypothesized</text:span><text:span text:style-name="T3">, an analysis of humanity in broader context of evolution is absolutely vital for any serious discussion to be had. In the following pages I do not seek to convince you of the validity of the theory of evolution, as that is something you are almost certainly firmly already decided upon, and no amount of exhortation here will convince you one way or another. I will only seek to give a brief explanation of what evolution is so a common grounds </text:span><text:span text:style-name="T59">for </text:span><text:span text:style-name="T3">discussion may be established and a reasonable mental model for our species be had. I will then analyze history in this context. I will not cite sources: for those that are open to the truth the validity of what I have written should be evident—this is not an academic research paper, this is a political manifesto, and a spiritual intuition of scientific facts is the focus. </text:span><text:span text:style-name="T50">That being said, providing sources and a more rigorous treatment of this treatise would certainly possible, even easy, however, it would involve breaking the text into many smaller components and writing separate papers for each. Perhaps this will be a source for future work, but prior to dismissing some point made here, a </text:span><text:span text:style-name="T3">reader should ask </text:span><text:span text:style-name="T50">him or herself</text:span><text:span text:style-name="T3">: “am I asking for a source here because I wholeheartedly </text:span><text:span text:style-name="T182">doubt</text:span><text:span text:style-name="T1"> </text:span><text:span text:style-name="T3">the stated fact is true, or because I simply do not, at a </text:span><text:soft-page-break/><text:span text:style-name="T3">subconscious level, not </text:span><text:span text:style-name="T182">want</text:span><text:span text:style-name="T1"> </text:span><text:span text:style-name="T3">the fact to be true”? </text:span><text:span text:style-name="T146">Do I deny this because I am mentally flinching away from this elephant in the brain?</text:span></text:p>
      <text:p text:style-name="P41"><text:span text:style-name="T60">T</text:span><text:span text:style-name="T3">he concepts that follow are not particularly complex: they are only difficult to grasp in the level of honesty and courage required to assess them.</text:span></text:p>
      <text:p text:style-name="Text_20_body"/>
      <text:p text:style-name="P22">2.</text:p>
      <text:p text:style-name="P39"><text:span text:style-name="T3">Evo</text:span><text:span text:style-name="T4">l</text:span><text:span text:style-name="T3">ution in a broader sense is simply a two-pronged idea:</text:span></text:p>
      <text:p text:style-name="P30">a. <text:span text:style-name="T244">W</text:span>hatever <text:span text:style-name="T197">c</text:span>urrently exists does so *likely* because it possesses traits which throughout its history made it better at existing</text:p>
      <text:p text:style-name="P30">b. <text:span text:style-name="T244">W</text:span>hatever will continue to exist into the future possesses traits which make it better at existing under present and future conditions</text:p>
      <text:p text:style-name="P39"><text:span text:style-name="T49">The above are</text:span><text:span text:style-name="T3"> basic probabilistic assertion</text:span><text:span text:style-name="T54">s</text:span><text:span text:style-name="T3"> which at face must be correct, and can be applied to everything from </text:span><text:span text:style-name="T50">the structure of </text:span><text:span text:style-name="T3">inanimate matter to social institutions. With regards to living organisms this occurs at a genetic level by their design, with </text:span><text:span text:style-name="T147">an organism </text:span><text:span text:style-name="T3">being essentially a “gene machine”, a vessel </text:span><text:span text:style-name="T147">by</text:span><text:span text:style-name="T3"> which the instructions which encode the machine are transmitted through space and time. This process occurs not just on the level of the individual organisms, but groups of organisms also—a single organism may possess traits which l</text:span><text:span text:style-name="T49">o</text:span><text:span text:style-name="T50">w</text:span><text:span text:style-name="T49">er the likelihood o</text:span><text:span text:style-name="T3">f that individual’s survival </text:span><text:span text:style-name="T49">and reproduction</text:span><text:span text:style-name="T3">, but in ways that are not necessarily obvious, increase the likelihood of the survival </text:span><text:span text:style-name="T49">and reproduction of some large</text:span><text:span text:style-name="T50">r</text:span><text:span text:style-name="T49"> grouping of organisms in which it is a part</text:span><text:span text:style-name="T3">.</text:span></text:p>
      <text:p text:style-name="P39"><text:span text:style-name="T3">Note: any idea of “success” or “failure” here is simply an anthropomorphization of an otherwise empirical physical process: there is no literal “success” or “failure” in the evolution of species, it is simply something that occurs, just as an electron orbits an atom or a ball bounces off a floor. I stress this point because </text:span><text:span text:style-name="T49">armchair biologists</text:span><text:span text:style-name="T3"> </text:span><text:span text:style-name="T49">often </text:span><text:span text:style-name="T50">thoughtlessly throw around crude metrics for defining the </text:span><text:span text:style-name="T3">“success” </text:span><text:span text:style-name="T50">of a species—</text:span><text:span text:style-name="T3">for example, </text:span><text:span text:style-name="T50">if </text:span><text:span text:style-name="T3">its </text:span><text:span text:style-name="T50">net </text:span><text:span text:style-name="T3">biomass </text:span><text:span text:style-name="T50">is greater than another</text:span><text:span text:style-name="T54">s</text:span><text:span text:style-name="T50">, </text:span><text:span text:style-name="T3">or </text:span><text:span text:style-name="T52">the number of constituent organisms</text:span><text:span text:style-name="T3"> is greater than another</text:span><text:span text:style-name="T52">s</text:span><text:span text:style-name="T3">—</text:span><text:span text:style-name="T50">without </text:span><text:span text:style-name="T54">pausing to admit</text:span><text:span text:style-name="T50"> this is </text:span><text:span text:style-name="T61">mostly</text:span><text:span text:style-name="T52"> arbitrary</text:span><text:span text:style-name="T51">.</text:span><text:span text:style-name="T50"> </text:span><text:span text:style-name="T51">Ultimately t</text:span><text:span text:style-name="T50">here is no inheren</text:span><text:span text:style-name="T51">t</text:span><text:span text:style-name="T50"> “winning” and “losing” in evolution, </text:span><text:span text:style-name="T62">evolution</text:span><text:span text:style-name="T50"> is simply something that occur</text:span><text:span text:style-name="T51">s. It is for us as humans to impose metrics of success on this process, and to provide justifications for those metrics. </text:span></text:p>
      <text:p text:style-name="P22">3.</text:p>
      <text:p text:style-name="P42"><text:span text:style-name="T7">“Educated” leftist pseudo-intellectuals will often scoff at fundamentalist Christians for </text:span><text:span text:style-name="T14">rejecting </text:span><text:span text:style-name="T7">the theory of evolution, while they themselves </text:span><text:span text:style-name="T8">effectively </text:span><text:span text:style-name="T9">do </text:span><text:span text:style-name="T14">also</text:span><text:span text:style-name="T10">. </text:span><text:span text:style-name="T8">They will pay lip service to </text:span><text:span text:style-name="T15">their belief in it</text:span><text:span text:style-name="T8">, they will bleat and screech repeatedly that evolution is a basic concept of science, that right wing country bumpkins and creationists</text:span><text:span text:style-name="T10"> </text:span><text:span text:style-name="T8">are totally lost, antiquated, stuffy, irrelevant, because they refuse to acknowledge even the most obvious forms of scientific facts. And yet, the idea that most of these NPC </text:span><text:soft-page-break/><text:span text:style-name="T8">(non-player character) drones have of evolution is itself antiquated and irrelevant, </text:span><text:span text:style-name="T11">at best </text:span><text:span text:style-name="T12">(in their defense, most everyone else who </text:span><text:span text:style-name="T13">knows </text:span><text:span text:style-name="T12">about evolution has th</text:span><text:span text:style-name="T13">is </text:span><text:span text:style-name="T12">exact same misunderstanding of it: </text:span><text:span text:style-name="T13">thus, I do not mean to single them out </text:span><text:span text:style-name="T33">for their misunderstanding in and of itself</text:span><text:span text:style-name="T13">, but rather over their patronizing haughtiness despite their misunderstanding</text:span><text:span text:style-name="T12">). </text:span></text:p>
      <text:p text:style-name="P23">4.</text:p>
      <text:p text:style-name="P56"><text:span text:style-name="T11">L</text:span><text:span text:style-name="T5">et me briefly summarize what </text:span><text:span text:style-name="T12">the average persons idea of evolution is. <text:s/></text:span></text:p>
      <text:p text:style-name="P43"><text:span text:style-name="T18">The mainstream </text:span><text:span text:style-name="T19">pretension</text:span><text:span text:style-name="T17"> </text:span><text:span text:style-name="T19">is that evolution is just</text:span><text:span text:style-name="T17"> “survival and reproduction.” All an organism has to d</text:span><text:span text:style-name="T16">o</text:span><text:span text:style-name="T17"> is </text:span><text:span text:style-name="T183">survive </text:span><text:span text:style-name="T66">its ecology long enough, and then it spontaneously reproduces. </text:span><text:span text:style-name="T65">I</text:span><text:span text:style-name="T64">n the mainstream </text:span><text:span text:style-name="T67">discourse</text:span><text:span text:style-name="T64">, </text:span><text:span text:style-name="T65">this is in fact all that is considered</text:span><text:span text:style-name="T64">. When human evolution is brought up, for example, </text:span><text:span text:style-name="T65">usually only two </text:span><text:span text:style-name="T68">aspects are mentioned</text:span><text:span text:style-name="T65">: hunting for prey </text:span><text:span text:style-name="T77">on the East African savanna hundreds of thousands of years ago,</text:span><text:span text:style-name="T65"> and being hunted by larger animals </text:span><text:span text:style-name="T77">on the East African savanna...hundred</text:span><text:span text:style-name="T85">s</text:span><text:span text:style-name="T77"> of thousands of years ago</text:span><text:span text:style-name="T65">. I contend the </text:span><text:span text:style-name="T69">latter is in fact only a very small component of what makes *human* evolution interesting, even the former is only </text:span><text:span text:style-name="T71">interesting</text:span><text:span text:style-name="T69"> for the ge</text:span><text:span text:style-name="T78">ner</text:span><text:span text:style-name="T82">al</text:span><text:span text:style-name="T78"> </text:span><text:span text:style-name="T108">predatory </text:span><text:span text:style-name="T78">trajectory it placed </text:span><text:span text:style-name="T83">the homo sapiens species</text:span><text:span text:style-name="T78"> on; </text:span><text:span text:style-name="T84">there are many predatory animals in nature, and none are nearly as interesting as humans. </text:span><text:span text:style-name="T78"><text:s/></text:span></text:p>
      <text:p text:style-name="P44"><text:span text:style-name="T79">Regardless, </text:span><text:span text:style-name="T80">t</text:span><text:span text:style-name="T65">he average </text:span><text:span text:style-name="T70">post-pubescent human </text:span><text:span text:style-name="T65">male </text:span><text:span text:style-name="T85">subconsciously</text:span><text:span text:style-name="T74"> </text:span><text:span text:style-name="T70">knows th</text:span><text:span text:style-name="T72">e aforementioned characterization to be fallacious, </text:span><text:span text:style-name="T73">even</text:span><text:span text:style-name="T72"> </text:span><text:span text:style-name="T75">comically </text:span><text:span text:style-name="T70">absurd, </text:span><text:span text:style-name="T74">and yet is rarely actively </text:span><text:span text:style-name="T184">cognizant</text:span><text:span text:style-name="T74"> of it</text:span><text:span text:style-name="T65">. Just by surviving in society, </text:span><text:span text:style-name="T70">particularly modern western society, and increasingly everywhere on the planet, a man is not guaranteed reproduction whatsoever </text:span><text:span text:style-name="T86">(more on this point later). </text:span></text:p>
      <text:p text:style-name="P44"><text:span text:style-name="T64">S</text:span><text:span text:style-name="T65">o will refer to this </text:span><text:span text:style-name="T102">egregious</text:span><text:span text:style-name="T65"> approximation of general evolution as “survival </text:span><text:span text:style-name="T187">until </text:span><text:span text:style-name="T65">reproduction.” </text:span><text:span text:style-name="T76">In the mind of the layman, of the pseudo-educated leftist, and even many biologists! Evolution is </text:span><text:span text:style-name="T91">merely</text:span><text:span text:style-name="T76"> su</text:span><text:span text:style-name="T81">r</text:span><text:span text:style-name="T76">vival </text:span><text:span text:style-name="T188">until</text:span><text:span text:style-name="T76"> reproduction. </text:span></text:p>
      <text:p text:style-name="P59"><text:span text:style-name="T76">W</text:span><text:span text:style-name="T63">rong. </text:span></text:p>
      <text:p text:style-name="P28">5.</text:p>
      <text:p text:style-name="P45"><text:span text:style-name="T99">Why is it wrong? We can see this by considering the following question: w</text:span><text:span text:style-name="T85">hat phenomena would we expect to observe if evolution were simply about “survival until reproduction”? What observed </text:span><text:span text:style-name="T185">characteristics </text:span><text:span text:style-name="T94">o</text:span><text:span text:style-name="T93">f species would there be?</text:span><text:span text:style-name="T85"> </text:span><text:span text:style-name="T109">If we observe a significant number of traits across a wide variety of species counter to this, we must conclude evolution is more complex than survival until reproduction. </text:span></text:p>
      <text:p text:style-name="P48"><text:span text:style-name="T110">One claim I make without source is that e</text:span><text:span text:style-name="T85">volution </text:span><text:span text:style-name="T102">is</text:span><text:span text:style-name="T85"> incredibly efficient, and so any traits superfluous to the direct survival of an organism would </text:span><text:span text:style-name="T87">die out as inefficient and costly. </text:span><text:span text:style-name="T90">Consider for example a koala bear born with batwings perpendicular to its body: not only would these require extra nutrient intake to grow and maintain, but they would be totally useless </text:span><text:span text:style-name="T103">for flying and a</text:span><text:span text:style-name="T90"> hindrance to </text:span><text:span text:style-name="T100">cr</text:span><text:span text:style-name="T90">a</text:span><text:span text:style-name="T101">wl</text:span><text:span text:style-name="T90">ing around. Over the course of generations, eventu</text:span><text:span text:style-name="T92">ally </text:span><text:span text:style-name="T104">all the </text:span><text:span text:style-name="T92">koala</text:span><text:span text:style-name="T104">s born </text:span><text:span text:style-name="T92">with such a useless apparatus </text:span><text:soft-page-break/><text:span text:style-name="T92">would experience </text:span><text:span text:style-name="T105">some adverse ecological</text:span><text:span text:style-name="T92"> event, where </text:span><text:span text:style-name="T111">they would</text:span><text:span text:style-name="T95"> not be able to feed the extra caloric load </text:span><text:span text:style-name="T96">of the wings</text:span><text:span text:style-name="T95">, and </text:span><text:span text:style-name="T112">they</text:span><text:span text:style-name="T95"> would </text:span><text:span text:style-name="T113">slowly </text:span><text:span text:style-name="T95">get outcompeted by other koala bears that do not have this load, </text:span><text:span text:style-name="T114">and die. </text:span></text:p>
      <text:p text:style-name="P47"><text:span text:style-name="T90">So, assuming evolution is about “survival until reproduction” </text:span><text:span text:style-name="T96">a</text:span><text:span text:style-name="T88">ll we would observe are traits directly related to navigati</text:span><text:span text:style-name="T97">ng</text:span><text:span text:style-name="T88"> an organi</text:span><text:span text:style-name="T98">s</text:span><text:span text:style-name="T88">ms ecology (consuming resources, homeosta</text:span><text:span text:style-name="T115">s</text:span><text:span text:style-name="T88">is, protection from predation, etc…).</text:span></text:p>
      <text:p text:style-name="P29">6. </text:p>
      <text:p text:style-name="P42"><text:span text:style-name="T22">I</text:span><text:span text:style-name="T8">n </text:span><text:span text:style-name="T26">fact, </text:span><text:span text:style-name="T8">the </text:span><text:span text:style-name="T76">case of a wide array of organisms, this is indeed the case. </text:span><text:span text:style-name="T85">Single celled bacteria possess traits </text:span><text:span text:style-name="T106">solely</text:span><text:span text:style-name="T85"> related to their </text:span><text:span text:style-name="T106">direct </text:span><text:span text:style-name="T85">survival: </text:span><text:span text:style-name="T89">traits </text:span><text:span text:style-name="T107">solely</text:span><text:span text:style-name="T89"> related to the navigation of their </text:span><text:span text:style-name="T186">ecology</text:span><text:span text:style-name="T195">. </text:span><text:span text:style-name="T88">Their membranes are designed to </text:span><text:span text:style-name="T101">insulate them</text:span><text:span text:style-name="T88"> from the outside world, each organelle designed to consume necessary resources as efficiently as possible. </text:span><text:span text:style-name="T7"><text:s/>Every component of a bacterium or an amoeba exists for a visible purpose which allows the organism to consume resources and survive its environment. There is no excess, no fluff, only pure adaptation </text:span><text:span text:style-name="T6">to barebones survival. </text:span><text:span text:style-name="T23">Yeast, </text:span><text:span text:style-name="T21">viruses, </text:span><text:span text:style-name="T24">innumerable</text:span><text:span text:style-name="T21"> other simple organisms are similar. </text:span></text:p>
      <text:p text:style-name="P25">7.</text:p>
      <text:p text:style-name="P40"><text:span text:style-name="T21">And yet </text:span><text:span text:style-name="T10">when m</text:span><text:span text:style-name="T29">ore complex</text:span><text:span text:style-name="T10"> organisms are considered, </text:span><text:span text:style-name="T32">a vari</text:span><text:span text:style-name="T34">e</text:span><text:span text:style-name="T32">ty of traits totally useless and sometimes even actively detrimental to an organisms survival are observed</text:span><text:span text:style-name="T10">. </text:span><text:span text:style-name="T25">Take</text:span><text:span text:style-name="T4"> </text:span><text:span text:style-name="T3">a peacock, </text:span><text:span text:style-name="T124">for example</text:span><text:span text:style-name="T3">. The feathers of a peacock are heavy, slow the peacock down, make the organism more vulnerable to predation, and require great energy consumption to maintain. They offer no observable combat advantages, no observable insulation to adverse weather conditions (which, given the temperate African and Indian climates peacocks are indigenous to, are </text:span><text:span text:style-name="T135">minimal</text:span><text:span text:style-name="T3">), and no observable foraging advantages. At first glance, they are nothing but a cost. According to the oft-repeated </text:span><text:span text:style-name="T125">line</text:span><text:span text:style-name="T3"> that evolution is “survival and reproduction”, </text:span><text:span text:style-name="T136">any peacock’s genetic line which encodes for </text:span><text:span text:style-name="T137">s</text:span><text:span text:style-name="T136">uch feathers should have died out long ago</text:span><text:span text:style-name="T3">, in favor of peacocks that had smaller, more efficient, duller coats </text:span><text:span text:style-name="T126">(which, </text:span><text:span text:style-name="T134">i</text:span><text:span text:style-name="T126">ndeed, </text:span><text:span text:style-name="T134">is</text:span><text:span text:style-name="T126"> the case in female </text:span><text:span text:style-name="T140">pea</text:span><text:span text:style-name="T141">fowl</text:span><text:span text:style-name="T126">)</text:span><text:span text:style-name="T3">. Furthermore, why would it be that only the males, and not the females, of the pea</text:span><text:span text:style-name="T142">fowl </text:span><text:span text:style-name="T3">species possess its most unique and </text:span><text:span text:style-name="T128">readily </text:span><text:span text:style-name="T3">identifiable characteristic? Why would survival until reproduction apply differently to males of a species than the females? </text:span></text:p>
      <text:p text:style-name="P46"><text:span text:style-name="T130">Peacocks are </text:span><text:span text:style-name="T53">no anomaly: </text:span><text:span text:style-name="T129">the males of m</text:span><text:span text:style-name="T127">ost species of birds exhibit </text:span><text:span text:style-name="T129">some degree of ornamentation. </text:span><text:span text:style-name="T131">Even amongst mammalian species </text:span><text:span text:style-name="T132">and certain species of fish </text:span><text:span text:style-name="T131">this sort of seemingl</text:span><text:span text:style-name="T133">y</text:span><text:span text:style-name="T131"> useless biological ornamentation ca</text:span><text:span text:style-name="T132">n be seen, for example there is no apparent purpose to a lions mane, </text:span><text:span text:style-name="T133">or to the colored scales of the </text:span><text:span text:style-name="T138">males of the </text:span><text:span text:style-name="T133">common roach fish. </text:span><text:span text:style-name="T139">Clearly, there is </text:span><text:span text:style-name="T143">some other selective process going on that “survival until reproduction” is not capturing. </text:span></text:p>
      <text:p text:style-name="P38"/>
      <text:p text:style-name="P38"/>
      <text:p text:style-name="P38"><text:soft-page-break/></text:p>
      <text:p text:style-name="P9"><text:span text:style-name="T216">7</text:span><text:span text:style-name="T217">.</text:span></text:p>
      <text:p text:style-name="P10"><text:span text:style-name="T211">I posit that the </text:span><text:span text:style-name="T212">salient</text:span><text:span text:style-name="T205"> </text:span><text:span text:style-name="T206">difference between </text:span><text:span text:style-name="T207">simpler organisms such as those discu</text:span><text:span text:style-name="T208">s</text:span><text:span text:style-name="T207">sed in sec</text:span><text:span text:style-name="T208">ti</text:span><text:span text:style-name="T207">on </text:span><text:span text:style-name="T208">6</text:span><text:span text:style-name="T207">, and </text:span><text:span text:style-name="T208">those in section 7, is sexual reproduction. </text:span></text:p>
      <text:p text:style-name="P15"><text:span text:style-name="T204">It may not seem obvious to most readers, but reproduction does </text:span><text:span text:style-name="T225">not</text:span><text:span text:style-name="T199"> have</text:span><text:span text:style-name="T225"> to be sexual. </text:span><text:span text:style-name="T227">One could at least conceive of a universe where </text:span><text:span text:style-name="T228">h</text:span><text:span text:style-name="T227">umans</text:span><text:span text:style-name="T225"> </text:span><text:span text:style-name="T228">were </text:span><text:span text:style-name="T225">all born with </text:span><text:span text:style-name="T226">female traits, and g</text:span><text:span text:style-name="T237">ave</text:span><text:span text:style-name="T226"> birth to </text:span><text:span text:style-name="T228">either </text:span><text:span text:style-name="T226">genetic copies of themselves, </text:span><text:span text:style-name="T228">or </text:span><text:span text:style-name="T229">copies of themselves with a light degree of genetic mutation. </text:span><text:span text:style-name="T231">In fact, this </text:span><text:span text:style-name="T233">is the case of certain species of salamanders. </text:span><text:span text:style-name="T229">And yet </text:span><text:span text:style-name="T234">such </text:span><text:span text:style-name="T238">amphibians</text:span><text:span text:style-name="T234"> </text:span><text:span text:style-name="T236">are the</text:span><text:span text:style-name="T234"> exception </text:span><text:span text:style-name="T239">rather</text:span><text:span text:style-name="T234"> th</text:span><text:span text:style-name="T239">an the </text:span><text:span text:style-name="T234">rule. T</text:span><text:span text:style-name="T229">hroughout </text:span><text:span text:style-name="T231">the </text:span><text:span text:style-name="T234">life on earth</text:span><text:span text:style-name="T231">, virtually no c</text:span><text:span text:style-name="T230">omplex species </text:span><text:span text:style-name="T231">are </text:span><text:span text:style-name="T230">observed </text:span><text:span text:style-name="T231">that reproduce </text:span><text:span text:style-name="T235">a</text:span><text:span text:style-name="T231">sexually. </text:span></text:p>
      <text:p text:style-name="P12">But why? </text:p>
      <text:p text:style-name="P13"/>
      <text:p text:style-name="P20">8.</text:p>
      <text:p text:style-name="P4">To answer this question we must first establish reasonably rigorous definitions for what we are discussing. </text:p>
      <text:p text:style-name="P16"><text:span text:style-name="T213">Sexual reproduction requires sexual differentiation: w</text:span><text:span text:style-name="T210">hat does it mean for a species to be sexually differentiated? </text:span><text:span text:style-name="T209">Obviously it means a species is split into two halves, male and female. </text:span><text:span text:style-name="T213">Bu</text:span><text:span text:style-name="T209">t what exactly characterizes a male across species, and what characterizes a female? What does it </text:span><text:span text:style-name="T200">mean</text:span><text:span text:style-name="T232"> to be male or female?</text:span></text:p>
      <text:p text:style-name="P17"><text:span text:style-name="T30">In genetic terms it is XY vs XX, but in practice</text:span><text:span text:style-name="T31">:</text:span></text:p>
      <text:p text:style-name="P18"><text:span text:style-name="T31">m</text:span><text:span text:style-name="T5">ales: harbor </text:span><text:span text:style-name="T35">cheap, mass produce-able reproductive cells, to the point where a single male can </text:span><text:span text:style-name="T36">effectively mate with infinite females and produce a large amount of offspring, if the opportunity were to arise</text:span></text:p>
      <text:p text:style-name="P19"><text:span text:style-name="T35">f</text:span><text:span text:style-name="T30">emale</text:span><text:span text:style-name="T35">s: harbor </text:span><text:span text:style-name="T37">expensive, scarce reproductive cells </text:span><text:span text:style-name="T39">such that a </text:span><text:span text:style-name="T37">single female can only produce a relatively </text:span><text:span text:style-name="T38">small number of offspring</text:span><text:span text:style-name="T37">. The number of females of a given species represent</text:span><text:span text:style-name="T40">s</text:span><text:span text:style-name="T37"> a per-generation bottleneck for the size of the next generation of that species.</text:span></text:p>
      <text:p text:style-name="P7">For the production of further members of that species, copulation between one male and one female is required.</text:p>
      <text:p text:style-name="P21"><text:span text:style-name="T44">Also in analyzing, we note one other differentiating characteristic at a genetic level: the y-chromosome, which is </text:span><text:span text:style-name="T45">one major difference in the genetic structure between males and females. </text:span><text:span text:style-name="T46">One curious aspect of the y-chromosome is not only that it is far smaller than other chromosomes, </text:span><text:span text:style-name="T47">but it mutates far more rapidly that other chromosomes, per genertation: this due to several reasons, one of which is that it does not ...</text:span></text:p>
      <text:p text:style-name="P8"><text:span text:style-name="T241">That is to say, males mutate </text:span><text:span text:style-name="T201">faster</text:span><text:span text:style-name="T241"> per generation, th</text:span><text:span text:style-name="T242">an</text:span><text:span text:style-name="T241"> females do. </text:span></text:p>
      <text:p text:style-name="P24"><text:soft-page-break/>9.</text:p>
      <text:p text:style-name="P34">Now that we have a reasonable understanding of what <text:span text:style-name="T245">sexual reproduction is, </text:span><text:span text:style-name="T247">now </text:span><text:span text:style-name="T248">we can ask more intelligently: </text:span><text:span text:style-name="T246">what is the point? </text:span></text:p>
      <text:p text:style-name="P51"><text:span text:style-name="T41">For the majority </text:span><text:span text:style-name="T42">of easily observable traits, the answer as to why we possess them is obvious. For example, why do we have eyes? <text:s/>Easy: </text:span><text:span text:style-name="T48">t</text:span><text:span text:style-name="T3">hey allowed for greater information </text:span><text:span text:style-name="T4">concerning ones environment to be processed and analyzed</text:span><text:span text:style-name="T3">. Why do human beings have noses? </text:span><text:span text:style-name="T4">A similar reason: </text:span><text:span text:style-name="T144">another</text:span><text:span text:style-name="T151"> respiratory pathway, a sense of smell, </text:span><text:span text:style-name="T152">gather more information about ones environment. </text:span></text:p>
      <text:p text:style-name="P39"><text:span text:style-name="T148">But w</text:span><text:span text:style-name="T3">hy do human beings </text:span><text:span text:style-name="T153">(</text:span><text:span text:style-name="T148">or, for that matter,</text:span><text:span text:style-name="T192"> any</text:span><text:span text:style-name="T119"> species </text:span><text:span text:style-name="T120">at </text:span><text:span text:style-name="T193">all</text:span><text:span text:style-name="T121">)</text:span><text:span text:style-name="T190"> </text:span><text:span text:style-name="T3">reproduce sexually? Of what </text:span><text:span text:style-name="T5">e</text:span><text:span text:style-name="T182">volutionary advantage</text:span><text:span text:style-name="T5"> </text:span><text:span text:style-name="T43">is</text:span><text:span text:style-name="T5"> </text:span><text:span text:style-name="T3">the </text:span><text:span text:style-name="T149">splitting of </text:span><text:span text:style-name="T150">a species into two halves</text:span><text:span text:style-name="T3">?</text:span></text:p>
      <text:p text:style-name="P64"><text:span text:style-name="T3">To answer this question we can look to </text:span><text:span text:style-name="T154">reproductive distributions in other mammalian species. But the answer is disturbing: </text:span><text:span text:style-name="T155">so disturbing, in fact, that </text:span><text:span text:style-name="T156">it is the ultimate taboo within our own minds. </text:span></text:p>
      <text:p text:style-name="P64"><text:span text:style-name="T156"/></text:p>
      <text:p text:style-name="P64"><text:span text:style-name="T165">As many psychologists (insert guy referened in the elepehant in the brian here) have concluded,</text:span><text:span text:style-name="T159"> </text:span><text:span text:style-name="T158"><text:s/>large reason our brains evolved to be so large </text:span><text:span text:style-name="T159">is to deliberately shield this </text:span><text:span text:style-name="T160">answer and its consequences from ourselves: to lie to ourselves, so as </text:span><text:span text:style-name="T161">to</text:span><text:span text:style-name="T160"> better social signal to</text:span><text:span text:style-name="T194"> others</text:span><text:span text:style-name="T122"> </text:span><text:span text:style-name="T123">our status an self-perceived quality. </text:span></text:p>
      <text:p text:style-name="P53"><text:span text:style-name="T157">Robin Hanson and Kevin __ devise a terminology to denote this phenomenon, called “the elephant in the brain.” </text:span><text:span text:style-name="T162">Similar to the “elephant i</text:span><text:span text:style-name="T158">n in the room”, </text:span><text:span text:style-name="T163">an</text:span><text:span text:style-name="T162"> “elephant in the brain” </text:span><text:span text:style-name="T163">is a glaringly important fact or uncomfortable truth that our own minds are designed to mentally flinch away from. </text:span></text:p>
      <text:p text:style-name="P54"><text:span text:style-name="T164">A</text:span><text:span text:style-name="T158">ny </text:span><text:span text:style-name="T164">modern political </text:span><text:span text:style-name="T158">treatise must confront this fact head on. </text:span></text:p>
      <text:p text:style-name="P63"><text:span text:style-name="T171">1</text:span><text:span text:style-name="T170">0.</text:span></text:p>
      <text:p text:style-name="P61"><text:span text:style-name="T172">To answerthis question in particular with regards to humans, we </text:span><text:span text:style-name="T179">take a step back to observe the ating patterns of other species </text:span><text:span text:style-name="T180">for which there is less controversy </text:span><text:span text:style-name="T181">(quote robin hanson directly here...mental trianing yada yada yada). </text:span></text:p>
      <text:p text:style-name="P58"><text:span text:style-name="T177">1</text:span><text:span text:style-name="T178">1</text:span><text:span text:style-name="T172">. </text:span></text:p>
      <text:p text:style-name="P52"><text:span text:style-name="T164">S</text:span><text:span text:style-name="T3">exual reproduction expedites per-generation </text:span><text:span text:style-name="T55">evolution</text:span><text:span text:style-name="T3"> of a species through filtration of male genes. </text:span></text:p>
      <text:p text:style-name="P62"><text:span text:style-name="T3">That is the answer. The very </text:span><text:span text:style-name="T182">reason</text:span><text:span text:style-name="T63"> a species is divided into t</text:span><text:span text:style-name="T116">w</text:span><text:span text:style-name="T63">o halves, </text:span><text:span text:style-name="T117">is so that most males do </text:span><text:span text:style-name="T189">not</text:span><text:span text:style-name="T117"> reproduce, and only a small portion of the most elite mutations</text:span></text:p>
      <text:p text:style-name="P49"><text:span text:style-name="T28">S</text:span><text:span text:style-name="T6">exual reproduction expedites per-generation </text:span><text:span text:style-name="T27">evolution</text:span><text:span text:style-name="T6"> of a species through filtration of male genes. <text:s/></text:span></text:p>
      <text:p text:style-name="P33">The reason <text:span text:style-name="T201">why</text:span><text:span text:style-name="T241"> humans are even divided into males and females in the first place, is precisely so that most males </text:span><text:span text:style-name="T218">do not</text:span><text:span text:style-name="T241"> reproduce. </text:span></text:p>
      <text:p text:style-name="P55"><text:soft-page-break/><text:span text:style-name="T6">I </text:span><text:span text:style-name="T5">will repeat that for added emphasis, as it is a</text:span></text:p>
      <text:p text:style-name="Text_20_body"/>
      <text:p text:style-name="P30">Again, logically, the theory that has the greatest combination of simplicity and explanatory power is the most correct.</text:p>
      <text:p text:style-name="Text_20_body"/>
      <text:p text:style-name="P30">Assume some environmental pressure is introduced where</text:p>
      <text:p text:style-name="Text_20_body"/>
      <text:p text:style-name="P37">8.</text:p>
      <text:p text:style-name="P31"/>
      <text:p text:style-name="P31"><text:span text:style-name="T219">Everywhere in nature this is observed.</text:span> If the above mental model were correct, we would expect most sexually reproducing species in their state of nature to have a small subset of males <text:span text:style-name="T243">who have an outsized genetic impact on the next generation. And that is exactly what is</text:span> observed. Male bison compete for winner-take-all harems of 40-50 females. Male lions compete for ownership of a pride, where they personally oversee</text:p>
      <text:p text:style-name="Text_20_body"/>
      <text:p text:style-name="P30">The reality is, whether most readers are willing to accept this or not, is that this exponential return is most pronounced in <text:span text:style-name="T249">modern </text:span>human species, where the largest harems and greatest degree in sexual inequality in all of nature, is observed.</text:p>
      <text:p text:style-name="Text_20_body"/>
      <text:p text:style-name="P30">THUS, the key point upon which we base The history of all hitherto existing society, and in fact the history of all hither-to sexually reproducing species, is two-fold:</text:p>
      <text:p text:style-name="Text_20_body"/>
      <text:p text:style-name="P39"><text:span text:style-name="T1">  </text:span><text:span text:style-name="T3">a. the confrontation of ecological, external challenges to the survival of the species, such as predators, natural disasters, shelter, gathering of water/food, etc…</text:span></text:p>
      <text:p text:style-name="Text_20_body"/>
      <text:p text:style-name="P30">b. intra-species sexual competition, jockeying for ones genes to win out over his/her fellow kin, in particular competition between males for females, the former which are by design disposable and abundant, the latter significantly less so.</text:p>
      <text:p text:style-name="Text_20_body"/>
      <text:p text:style-name="P1">Of course, there is also the reverse: females sometimes compete for unique access to superior males. But because their failure here rarely <text:span text:style-name="T198">removes</text:span><text:span text:style-name="T202"> them from the gene pool, and because in particular in the </text:span><text:soft-page-break/><text:span text:style-name="T202">history of humans, males were were, it is insignificant and therefore will be ignored in this discussion. Female competition over males is historically not whether a male will </text:span><text:span text:style-name="T198">reproduce</text:span><text:span text:style-name="T202"> with her, but rather whether a male who has </text:span><text:span text:style-name="T198">already</text:span><text:span text:style-name="T215"> </text:span><text:span text:style-name="T202">copulated with her will devote more resources <text:s/>(one resource being time/interaction/intimacy) to her and their mutual offspring. </text:span><text:span text:style-name="T203">In other words, the </text:span><text:span text:style-name="T214">genetic iplications are far less immediate or severe, and as such massively complicate our mental model with little added explanatory benefit. </text:span></text:p>
      <text:p text:style-name="P30">In this essay, we examine.</text:p>
      <text:p text:style-name="Text_20_body"><text:line-break/><text:line-break/></text:p>
      <text:p text:style-name="P30">3.</text:p>
      <text:p text:style-name="Text_20_body"><text:line-break/></text:p>
      <text:p text:style-name="P30"/>
      <text:p text:style-name="P22">(insert diagram of comparison between one generation of asexual vs sexual reproduction)</text:p>
      <text:p text:style-name="Text_20_body"/>
      <text:p text:style-name="P30">In the tribal setting, the natural state of man and its most prolonged state for many millenia, the superior males are able to directly ascend to the peak of the dominance hierarchy, oligopolize a disproportionate amount of the sexual resources present in that society, and lead: the genetic information they represent is able to spread, without distortion, into the next generation of the species, and the genetic information the weaker, less genetically fit males present fizzles out. This tribal setting has been the natural state of man for tens of thousands of years, only very recently being superseded by large scale, agrarian society</text:p>
      <text:p text:style-name="Text_20_body"/>
      <text:p text:style-name="P30">3.</text:p>
      <text:p text:style-name="Text_20_body"/>
      <text:p text:style-name="P30">4. We define intelligence broadly as “the general trait of being able to accomplish one’s goals with minimal resources”, so that the more “intelligent” a being is, the less resources it needs to accomplish. Notice that this definition says nothing about the formation of said goals, only the accomplishing of said goals.</text:p>
      <text:p text:style-name="Text_20_body"/>
      <text:p text:style-name="P30">5.</text:p>
      <text:p text:style-name="Text_20_body"><text:soft-page-break/></text:p>
      <text:p text:style-name="P30">The ecological challenges of facing human tribes, and societies, are therefore not nearly as serious as the social challenges: How do human males coordinate and reach consensus, hunt, gather, fight opposing tribes as a cohesive military unit, when their sexual interests are so intrinsically opposed? Unlike ecological challenges, such as building a robust shelter to weather on oncoming storm, or devising a new weapon to hunt big game, this question has no simple answer, and it is one the men of each new generation are built to answer through war and struggle.</text:p>
      <text:p text:style-name="Text_20_body"><text:line-break/><text:line-break/></text:p>
      <text:p text:style-name="P30">6.</text:p>
      <text:p text:style-name="Text_20_body"/>
      <text:p text:style-name="P30">On smaller, tribal scales, the natural state of the human species, this question was less complex to answer.</text:p>
      <text:p text:style-name="Text_20_body"><text:line-break/><text:line-break/><text:line-break/><text:line-break/><text:line-break/><text:line-break/></text:p>
      <text:p text:style-name="P30">Eventually, however, through trial and error, \</text:p>
      <text:p text:style-name="Text_20_body"/>
      <text:p text:style-name="P39"><text:span text:style-name="T1">“</text:span><text:span text:style-name="T3">Does having that promiscuous, female dominant society mean that female bonobos choose men equally? No, the skew in male sexual results is actually more pronounced than with chimps,</text:span><text:a xlink:type="simple" xlink:href="http://www.cell.com/current-biology/abstract/S0960-9822%2817%2930575-4" text:style-name="Internet_20_link" text:visited-style-name="Visited_20_Internet_20_Link"><text:span text:style-name="T1"> </text:span></text:a><text:a xlink:type="simple" xlink:href="http://www.cell.com/current-biology/abstract/S0960-9822%2817%2930575-4" text:style-name="Internet_20_link" text:visited-style-name="Visited_20_Internet_20_Link"><text:span text:style-name="T196">high ranking males do even better at breeding</text:span></text:a><text:span text:style-name="T166">.”</text:span></text:p>
      <text:p text:style-name="Text_20_body"><text:line-break/><text:line-break/></text:p>
      <text:p text:style-name="P39"><text:span text:style-name="T166">The key takeaway of this text, is that the very existence of sexual reproduction adds an additional evolutionary pressure to a species, that of varying degrees of mastery over space on the part of the males</text:span><text:span text:style-name="T1"> </text:span><text:span text:style-name="T3">of that species, that in the case the human species this selective pressure, that the females of that species explicitly or implicitly serve as the sieves of that</text:span></text:p>
      <text:p text:style-name="Text_20_body"><text:soft-page-break/><text:line-break/><text:line-break/><text:line-break/><text:line-break/><text:line-break/><text:line-break/><text:line-break/><text:line-break/><text:line-break/><text:line-break/><text:line-break/></text:p>
      <text:p text:style-name="P22">Section 2: Human History through this Genetic Lens</text:p>
      <text:p text:style-name="Text_20_body"/>
      <text:p text:style-name="P32">Once again, we can break down the selective pressures in sexually reproducing species into two halves</text:p>
      <text:p text:style-name="P2"/>
      <text:p text:style-name="P32">1.</text:p>
      <text:p text:style-name="P2"/>
      <text:p text:style-name="P32">2.</text:p>
      <text:p text:style-name="P2"/>
      <text:p text:style-name="P32">The more interesting component, of course, is the latter: every asexually reproducing species, and human males attaine dsuch remarkable ascendancy over their ecology, that birtua. Of course there are notable historical exceptions: famine, volcanic eruptions, hurricans, earthquakes, disease, but at this point</text:p>
      <text:p text:style-name="P2"/>
      <text:p text:style-name="P39"><text:span text:style-name="T5">So in light of the latter, human history can essentially be viewed as struggle between men and groups of men for two </text:span><text:span text:style-name="T20">inherently</text:span><text:span text:style-name="T5"> scarce resources: sex and power. As previously stated, the addition of sexual reproduction places the focus of evolution , but upon mastery over space by males, which in the case of our species,</text:span></text:p>
      <text:p text:style-name="P2"/>
      <text:p text:style-name="P32">The Evolution of Religion</text:p>
      <text:p text:style-name="P2"/>
      <text:p text:style-name="P32"><text:soft-page-break/>One question we can now address is why</text:p>
      <text:p text:style-name="P2"/>
      <text:p text:style-name="P32">As previously stated, human males organize themselves into dominane hierarchies which are far more complex than other species.</text:p>
      <text:p text:style-name="P2"/>
      <text:p text:style-name="P32">Antiquity</text:p>
      <text:p text:style-name="P2"/>
      <text:p text:style-name="P32">In the case of the germanic tribes</text:p>
      <text:p text:style-name="P2"/>
      <text:p text:style-name="P32">The Age of the Abraham: 0 AD Onwards</text:p>
      <text:p text:style-name="P2"/>
      <text:p text:style-name="P32">The Abrahamic religions essentially attained total victory over human society and the human psyche</text:p>
      <text:p text:style-name="P2"/>
      <text:p text:style-name="P32">Asia and Africa</text:p>
      <text:p text:style-name="P2"/>
      <text:p text:style-name="P32">Central Banking</text:p>
      <text:p text:style-name="P2"><text:line-break/></text:p>
      <text:p text:style-name="P2"/>
      <text:p text:style-name="P60"><text:span text:style-name="T173">A </text:span><text:span text:style-name="T172">central contention of this manifesto is that because of the enormous technological power human beings have developed, we can no longer afford to lie to ourselves </text:span><text:span text:style-name="T174">concerning the </text:span><text:span text:style-name="T172"><text:s/>. A certain degree of </text:span><text:span text:style-name="T166">objectivity,</text:span><text:span text:style-name="T1"> </text:span><text:span text:style-name="T172">of disregarding, if we are to pass the Great Filter that normally condemns intelligent, sexually reproducing species to </text:span><text:span text:style-name="T174">self-destruction and, in turn, extinction. </text:span></text:p>
      <text:p text:style-name="P35"/>
      <text:p text:style-name="P3">They key insight in<text:span text:style-name="T240">to</text:span> the difference, and what causes evolution to be about <text:span text:style-name="T201">more </text:span><text:span text:style-name="T220">than just the base survival and reproductio</text:span><text:span text:style-name="T221">n of an organism, is simple: sexual reproduction. </text:span><text:span text:style-name="T222">The act of differentiating a species into two halves </text:span></text:p>
      <text:p text:style-name="P11"/>
      <text:p text:style-name="P14"><text:span text:style-name="T223">I</text:span><text:span text:style-name="T224">n fact, it is quite evident that all complex species reproduce sexually. </text:span></text:p>
      <text:p text:style-name="P6"><text:soft-page-break/></text:p>
      <text:p text:style-name="P6"/>
      <text:p text:style-name="P50"><text:span text:style-name="T3">The Lindy Effect. We posit the solution is fairly obvious: to divide a species into two halves, create more variability in one half (via the smaller y-chromosome), be able to siphon off the best or rather most successful individuals of that half, discard the rest, and apply the best and most fit individuals disproportionaly to the next generation. This expedites a species learning rate to its environment considerably, and also applies an entirely </text:span><text:span text:style-name="T166">new dimension </text:span><text:span text:style-name="T3">of selective pressure: that of sexual selection, which c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0"><text:span text:style-name="T3">The species which concerns us is of course our own, the human species, which reproduces sexually. All forms of examination of the ecological pressures, such as famine, earthquake, </text:span><text:span text:style-name="T4">hunting on the savannah, . </text:span><text:span text:style-name="T3"><text:s/>But it is the </text:span><text:span text:style-name="T166">sexual</text:span><text:span text:style-name="T1"> </text:span><text:span text:style-name="T2">evolutionary pressure from which all interesting and unique phenomena of our species stem from</text:span><text:span text:style-name="T3">. </text:span><text:span text:style-name="T144">Which amounts to the </text:span><text:span text:style-name="T191">internal </text:span><text:span text:style-name="T118">sexual </text:span></text:p>
      <text:p text:style-name="P36"/>
      <text:p text:style-name="P57"><text:soft-page-break/><text:span text:style-name="T174">S</text:span><text:span text:style-name="T172">ection 2: Human </text:span><text:span text:style-name="T176">History through this Lens</text:span></text:p>
      <text:p text:style-name="P26"/>
      <text:p text:style-name="P57"><text:span text:style-name="T172">Section 3: The Origins of </text:span><text:span text:style-name="T175">Morality and </text:span><text:span text:style-name="T172">Religion</text:span></text:p>
      <text:p text:style-name="P26"/>
      <text:p text:style-name="P27">Section 4: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4T15:01:33.621445637</meta:creation-date>
    <dc:date>2022-10-03T22:45:11.637046387</dc:date>
    <meta:editing-duration>PT9H22M2S</meta:editing-duration>
    <meta:editing-cycles>402</meta:editing-cycles>
    <meta:generator>LibreOffice/6.4.7.2$Linux_X86_64 LibreOffice_project/40$Build-2</meta:generator>
    <meta:document-statistic meta:table-count="0" meta:image-count="0" meta:object-count="0" meta:page-count="13" meta:paragraph-count="110" meta:word-count="3685" meta:character-count="22853" meta:non-whitespace-character-count="19206"/>
  </office:meta>
</office:document-meta>
</file>